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03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725cm"/>
    </style:style>
    <style:style style:name="co9" style:family="table-column">
      <style:table-column-properties fo:break-before="auto" style:column-width="3.325cm"/>
    </style:style>
    <style:style style:name="co10" style:family="table-column">
      <style:table-column-properties fo:break-before="auto" style:column-width="3.18cm"/>
    </style:style>
    <style:style style:name="co11" style:family="table-column">
      <style:table-column-properties fo:break-before="auto" style:column-width="3.353cm"/>
    </style:style>
    <style:style style:name="co12" style:family="table-column">
      <style:table-column-properties fo:break-before="auto" style:column-width="2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Default" style:data-style-name="N111"/>
    <style:style style:name="ce14" style:family="table-cell" style:parent-style-name="Default" style:data-style-name="N111">
      <style:table-cell-properties fo:background-color="transparent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>
      <style:table-cell-properties fo:border-bottom="none" fo:border-left="none" fo:border-right="none" fo:border-top="0.99pt solid #000000"/>
    </style:style>
    <style:style style:name="ce22" style:family="table-cell" style:parent-style-name="Pivot_20_Table_20_Value">
      <style:table-cell-properties fo:border-bottom="0.99pt solid #000000" fo:border-left="none" fo:border-right="none" fo:border-top="none"/>
    </style:style>
    <style:style style:name="ce2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4" style:family="table-cell" style:parent-style-name="Pivot_20_Table_20_Value">
      <style:table-cell-properties fo:border-bottom="none" fo:border-left="none" fo:border-right="0.99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issances_par_generation" table:style-name="ta1">
        <table:shapes>
          <draw:frame draw:z-index="0" draw:style-name="gr1" draw:text-style-name="P1" svg:width="15.999cm" svg:height="8.999cm" svg:x="6.679cm" svg:y="0.099cm">
            <draw:object draw:notify-on-update-of-ranges="naissances_par_generation.A2:naissances_par_generation.A18 naissances_par_generation.C1:naissances_par_generation.C1 naissances_par_generation.C2:naissances_par_generation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ffectif_total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20" calcext:value-type="float">
            <text:p>15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40" calcext:value-type="float">
            <text:p>1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60" calcext:value-type="float">
            <text:p>1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40" calcext:value-type="float">
            <text:p>16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20" calcext:value-type="float">
            <text:p>17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740" calcext:value-type="float">
            <text:p>17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760" calcext:value-type="float">
            <text:p>17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780" calcext:value-type="float">
            <text:p>1780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occupations_par_generation" table:style-name="ta1"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generation</text:p>
          </table:table-cell>
          <table:table-cell office:value-type="string" calcext:value-type="string">
            <text:p>occupation_class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41_146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Astrono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Mathéma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Mathéma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Mathémat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Astrono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Mathémat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Mathémat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Astrolog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Astronomi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Mathémat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Philosoph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Sciences phys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Astronom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Mathémat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Astrolog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Mathématiqu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Politique et milit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phys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Astrolog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Astronom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Mathématiqu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Sciences du vi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Astronom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Sciences phys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Astronom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Mathématiqu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du viv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phys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Astronomi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Mathématiqu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du vi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phys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productiv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Astronom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Mathématiqu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Politique et milit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phys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Astronomi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Mathématiqu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du viv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phys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productives</text:p>
          </table:table-cell>
          <table:table-cell office:value-type="float" office:value="4" calcext:value-type="float">
            <text:p>4</text:p>
          </table:table-cell>
        </table:table-row>
      </table:table>
      <table:table table:name="Table pivot avec graphiques" table:style-name="ta1">
        <table:shapes>
          <draw:frame draw:z-index="0" draw:style-name="gr1" draw:text-style-name="P1" svg:width="31.735cm" svg:height="17.85cm" svg:x="46.713cm" svg:y="12.635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7" table:default-cell-style-name="ce13"/>
        <table:table-column table:style-name="co10" table:default-cell-style-name="ce13"/>
        <table:table-column table:style-name="co11" table:default-cell-style-name="ce13"/>
        <table:table-column table:style-name="co3" table:number-columns-repeated="3" table:default-cell-style-name="ce13"/>
        <table:table-column table:style-name="co12" table:default-cell-style-name="ce13"/>
        <table:table-column table:style-name="co7" table:default-cell-style-name="ce13"/>
        <table:table-column table:style-name="co3" table:default-cell-style-name="Default"/>
        <table:table-row table:style-name="ro1">
          <table:table-cell table:style-name="ce1" office:value-type="string" calcext:value-type="string">
            <text:p>Sum - effectif</text:p>
          </table:table-cell>
          <table:table-cell table:style-name="ce6" office:value-type="string" calcext:value-type="string">
            <text:p>Data</text:p>
          </table:table-cell>
          <table:table-cell table:style-name="ce15" table:number-columns-repeated="12"/>
          <table:table-cell table:style-name="ce28"/>
        </table:table-row>
        <table:table-row table:style-name="ro1">
          <table:table-cell table:style-name="ce2" office:value-type="string" calcext:value-type="string">
            <text:p>generation</text:p>
          </table:table-cell>
          <table:table-cell table:style-name="ce7" office:value-type="string" calcext:value-type="string">
            <text:p>Astrologie</text:p>
          </table:table-cell>
          <table:table-cell table:style-name="ce16" office:value-type="string" calcext:value-type="string">
            <text:p>Astronomie</text:p>
          </table:table-cell>
          <table:table-cell table:style-name="ce16" office:value-type="string" calcext:value-type="string">
            <text:p>Chimie et alchimie</text:p>
          </table:table-cell>
          <table:table-cell table:style-name="ce16" office:value-type="string" calcext:value-type="string">
            <text:p>Clergé et théologiens</text:p>
          </table:table-cell>
          <table:table-cell table:style-name="ce16" office:value-type="string" calcext:value-type="string">
            <text:p>Mathématiques</text:p>
          </table:table-cell>
          <table:table-cell table:style-name="ce16" office:value-type="string" calcext:value-type="string">
            <text:p>Médecine et sciences médicales</text:p>
          </table:table-cell>
          <table:table-cell table:style-name="ce16" office:value-type="string" calcext:value-type="string">
            <text:p>Philosophie</text:p>
          </table:table-cell>
          <table:table-cell table:style-name="ce16" office:value-type="string" calcext:value-type="string">
            <text:p>Politique et militaire</text:p>
          </table:table-cell>
          <table:table-cell table:style-name="ce16" office:value-type="string" calcext:value-type="string">
            <text:p>Sciences du vivant</text:p>
          </table:table-cell>
          <table:table-cell table:style-name="ce16" office:value-type="string" calcext:value-type="string">
            <text:p>Sciences humaines/historiques</text:p>
          </table:table-cell>
          <table:table-cell table:style-name="ce16" office:value-type="string" calcext:value-type="string">
            <text:p>Sciences occultes</text:p>
          </table:table-cell>
          <table:table-cell table:style-name="ce16" office:value-type="string" calcext:value-type="string">
            <text:p>Sciences physiques</text:p>
          </table:table-cell>
          <table:table-cell table:style-name="ce16" office:value-type="string" calcext:value-type="string">
            <text:p>Sciences productives</text:p>
          </table:table-cell>
          <table:table-cell table:style-name="ce2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1441_1460</text:p>
          </table:table-cell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1" table:number-columns-repeated="10"/>
          <table:table-cell table:style-name="ce23"/>
          <table:table-cell table:style-name="ce30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1461_1480</text:p>
          </table:table-cell>
          <table:table-cell table:style-name="ce9"/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 table:number-columns-repeated="7"/>
          <table:table-cell table:style-name="ce24"/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1481_1500</text:p>
          </table:table-cell>
          <table:table-cell table:style-name="ce10"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/>
          <table:table-cell table:style-name="ce24"/>
          <table:table-cell table:style-name="ce31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1501_152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18" office:value-type="float" office:value="3" calcext:value-type="float">
            <text:p>3</text:p>
          </table:table-cell>
          <table:table-cell table:style-name="Pivot_20_Table_20_Value" table:number-columns-repeated="4"/>
          <table:table-cell table:style-name="ce18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24"/>
          <table:table-cell table:style-name="ce31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1521_154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1541_156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Pivot_20_Table_20_Value" table:number-columns-repeated="6"/>
          <table:table-cell table:style-name="ce24"/>
          <table:table-cell table:style-name="ce31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1561_1580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Pivot_20_Table_20_Value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Pivot_20_Table_20_Value" table:number-columns-repeated="4"/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</table:table-row>
        <table:table-row table:style-name="ro1">
          <table:table-cell table:style-name="ce4" office:value-type="string" calcext:value-type="string">
            <text:p>1581_1600</text:p>
          </table:table-cell>
          <table:table-cell table:style-name="ce9"/>
          <table:table-cell table:style-name="ce18" office:value-type="float" office:value="3" calcext:value-type="float">
            <text:p>3</text:p>
          </table:table-cell>
          <table:table-cell table:style-name="Pivot_20_Table_20_Value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1601_1620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" calcext:value-type="float">
            <text:p>5</text:p>
          </table:table-cell>
          <table:table-cell table:style-name="Pivot_20_Table_20_Value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Pivot_20_Table_20_Value"/>
          <table:table-cell table:style-name="ce18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43" calcext:value-type="float">
            <text:p>43</text:p>
          </table:table-cell>
        </table:table-row>
        <table:table-row table:style-name="ro1">
          <table:table-cell table:style-name="ce4" office:value-type="string" calcext:value-type="string">
            <text:p>1621_1640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Pivot_20_Table_20_Value"/>
          <table:table-cell table:style-name="ce18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31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>
            <text:p>1641_1660</text:p>
          </table:table-cell>
          <table:table-cell table:style-name="ce9"/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Pivot_20_Table_20_Value"/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18" office:value-type="float" office:value="3" calcext:value-type="float">
            <text:p>3</text:p>
          </table:table-cell>
          <table:table-cell table:style-name="ce24"/>
          <table:table-cell table:style-name="ce31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1661_1680</text:p>
          </table:table-cell>
          <table:table-cell table:style-name="ce9"/>
          <table:table-cell table:style-name="ce18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18" office:value-type="float" office:value="6" calcext:value-type="float">
            <text:p>6</text:p>
          </table:table-cell>
          <table:table-cell table:style-name="Pivot_20_Table_20_Value" table:number-columns-repeated="3"/>
          <table:table-cell table:style-name="ce18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31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1681_1700</text:p>
          </table:table-cell>
          <table:table-cell table:style-name="ce9"/>
          <table:table-cell table:style-name="ce18" office:value-type="float" office:value="5" calcext:value-type="float">
            <text:p>5</text:p>
          </table:table-cell>
          <table:table-cell table:style-name="Pivot_20_Table_20_Value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Pivot_20_Table_20_Value" table:number-columns-repeated="2"/>
          <table:table-cell table:style-name="ce18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31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1701_1720</text:p>
          </table:table-cell>
          <table:table-cell table:style-name="ce9"/>
          <table:table-cell table:style-name="ce18" office:value-type="float" office:value="9" calcext:value-type="float">
            <text:p>9</text:p>
          </table:table-cell>
          <table:table-cell table:style-name="Pivot_20_Table_20_Value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table:style-name="Pivot_20_Table_20_Value"/>
          <table:table-cell table:style-name="ce18" office:value-type="float" office:value="2" calcext:value-type="float">
            <text:p>2</text:p>
          </table:table-cell>
          <table:table-cell table:style-name="Pivot_20_Table_20_Value"/>
          <table:table-cell table:number-columns-repeated="2" table:style-name="ce18" office:value-type="float" office:value="3" calcext:value-type="float">
            <text:p>3</text:p>
          </table:table-cell>
          <table:table-cell table:style-name="Pivot_20_Table_20_Value"/>
          <table:table-cell table:style-name="ce18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string" calcext:value-type="string">
            <text:p>1721_1740</text:p>
          </table:table-cell>
          <table:table-cell table:style-name="ce9"/>
          <table:table-cell table:style-name="ce18" office:value-type="float" office:value="18" calcext:value-type="float">
            <text:p>18</text:p>
          </table:table-cell>
          <table:table-cell table:style-name="Pivot_20_Table_20_Value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Pivot_20_Table_20_Value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1741_1760</text:p>
          </table:table-cell>
          <table:table-cell table:style-name="ce9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3" calcext:value-type="float">
            <text:p>3</text:p>
          </table:table-cell>
          <table:table-cell table:style-name="Pivot_20_Table_20_Value"/>
          <table:table-cell table:style-name="ce18" office:value-type="float" office:value="1" calcext:value-type="float">
            <text:p>1</text:p>
          </table:table-cell>
          <table:table-cell table:style-name="Pivot_20_Table_20_Value"/>
          <table:table-cell table:style-name="ce18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33" calcext:value-type="float">
            <text:p>33</text:p>
          </table:table-cell>
        </table:table-row>
        <table:table-row table:style-name="ro1">
          <table:table-cell table:style-name="ce4" office:value-type="string" calcext:value-type="string">
            <text:p>1761_1780</text:p>
          </table:table-cell>
          <table:table-cell table:style-name="ce11"/>
          <table:table-cell table:style-name="ce19" office:value-type="float" office:value="7" calcext:value-type="float">
            <text:p>7</text:p>
          </table:table-cell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22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36" calcext:value-type="float">
            <text:p>3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2" calcext:value-type="float">
            <text:p>32</text:p>
          </table:table-cell>
          <table:table-cell table:style-name="ce27" office:value-type="float" office:value="13" calcext:value-type="float">
            <text:p>13</text:p>
          </table:table-cell>
          <table:table-cell table:style-name="ce33" office:value-type="float" office:value="350" calcext:value-type="float">
            <text:p>350</text:p>
          </table:table-cell>
        </table:table-row>
        <table:table-row table:style-name="ro1" table:number-rows-repeated="3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Situation à l’indépendance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1441_1460</text:p>
          </table:table-cell>
          <table:table-cell table:formula="of:=[.B$44]*[.$O27]/[.$O$44]" office:value-type="float" office:value="0.0742857142857143" calcext:value-type="float">
            <text:p>0.1</text:p>
          </table:table-cell>
          <table:table-cell table:formula="of:=[.C$44]*[.$O27]/[.$O$44]" office:value-type="float" office:value="0.474285714285714" calcext:value-type="float">
            <text:p>0.5</text:p>
          </table:table-cell>
          <table:table-cell table:formula="of:=[.D$44]*[.$O27]/[.$O$44]" office:value-type="float" office:value="0.0285714285714286" calcext:value-type="float">
            <text:p>0.0</text:p>
          </table:table-cell>
          <table:table-cell table:formula="of:=[.E$44]*[.$O27]/[.$O$44]" office:value-type="float" office:value="0.0857142857142857" calcext:value-type="float">
            <text:p>0.1</text:p>
          </table:table-cell>
          <table:table-cell table:formula="of:=[.F$44]*[.$O27]/[.$O$44]" office:value-type="float" office:value="0.651428571428571" calcext:value-type="float">
            <text:p>0.7</text:p>
          </table:table-cell>
          <table:table-cell table:formula="of:=[.G$44]*[.$O27]/[.$O$44]" office:value-type="float" office:value="0.0742857142857143" calcext:value-type="float">
            <text:p>0.1</text:p>
          </table:table-cell>
          <table:table-cell table:formula="of:=[.H$44]*[.$O27]/[.$O$44]" office:value-type="float" office:value="0.0685714285714286" calcext:value-type="float">
            <text:p>0.1</text:p>
          </table:table-cell>
          <table:table-cell table:formula="of:=[.I$44]*[.$O27]/[.$O$44]" office:value-type="float" office:value="0.0685714285714286" calcext:value-type="float">
            <text:p>0.1</text:p>
          </table:table-cell>
          <table:table-cell table:formula="of:=[.J$44]*[.$O27]/[.$O$44]" office:value-type="float" office:value="0.08" calcext:value-type="float">
            <text:p>0.1</text:p>
          </table:table-cell>
          <table:table-cell table:formula="of:=[.K$44]*[.$O27]/[.$O$44]" office:value-type="float" office:value="0.12" calcext:value-type="float">
            <text:p>0.1</text:p>
          </table:table-cell>
          <table:table-cell table:formula="of:=[.L$44]*[.$O27]/[.$O$44]" office:value-type="float" office:value="0.0171428571428571" calcext:value-type="float">
            <text:p>0.0</text:p>
          </table:table-cell>
          <table:table-cell table:formula="of:=[.M$44]*[.$O27]/[.$O$44]" office:value-type="float" office:value="0.182857142857143" calcext:value-type="float">
            <text:p>0.2</text:p>
          </table:table-cell>
          <table:table-cell table:formula="of:=[.N$44]*[.$O27]/[.$O$44]" office:value-type="float" office:value="0.0742857142857143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61_1480</text:p>
          </table:table-cell>
          <table:table-cell table:formula="of:=[.B$44]*[.$O28]/[.$O$44]" office:value-type="float" office:value="0.111428571428571" calcext:value-type="float">
            <text:p>0.1</text:p>
          </table:table-cell>
          <table:table-cell table:formula="of:=[.C$44]*[.$O28]/[.$O$44]" office:value-type="float" office:value="0.711428571428571" calcext:value-type="float">
            <text:p>0.7</text:p>
          </table:table-cell>
          <table:table-cell table:formula="of:=[.D$44]*[.$O28]/[.$O$44]" office:value-type="float" office:value="0.0428571428571429" calcext:value-type="float">
            <text:p>0.0</text:p>
          </table:table-cell>
          <table:table-cell table:formula="of:=[.E$44]*[.$O28]/[.$O$44]" office:value-type="float" office:value="0.128571428571429" calcext:value-type="float">
            <text:p>0.1</text:p>
          </table:table-cell>
          <table:table-cell table:formula="of:=[.F$44]*[.$O28]/[.$O$44]" office:value-type="float" office:value="0.977142857142857" calcext:value-type="float">
            <text:p>1.0</text:p>
          </table:table-cell>
          <table:table-cell table:formula="of:=[.G$44]*[.$O28]/[.$O$44]" office:value-type="float" office:value="0.111428571428571" calcext:value-type="float">
            <text:p>0.1</text:p>
          </table:table-cell>
          <table:table-cell table:formula="of:=[.H$44]*[.$O28]/[.$O$44]" office:value-type="float" office:value="0.102857142857143" calcext:value-type="float">
            <text:p>0.1</text:p>
          </table:table-cell>
          <table:table-cell table:formula="of:=[.I$44]*[.$O28]/[.$O$44]" office:value-type="float" office:value="0.102857142857143" calcext:value-type="float">
            <text:p>0.1</text:p>
          </table:table-cell>
          <table:table-cell table:formula="of:=[.J$44]*[.$O28]/[.$O$44]" office:value-type="float" office:value="0.12" calcext:value-type="float">
            <text:p>0.1</text:p>
          </table:table-cell>
          <table:table-cell table:formula="of:=[.K$44]*[.$O28]/[.$O$44]" office:value-type="float" office:value="0.18" calcext:value-type="float">
            <text:p>0.2</text:p>
          </table:table-cell>
          <table:table-cell table:formula="of:=[.L$44]*[.$O28]/[.$O$44]" office:value-type="float" office:value="0.0257142857142857" calcext:value-type="float">
            <text:p>0.0</text:p>
          </table:table-cell>
          <table:table-cell table:formula="of:=[.M$44]*[.$O28]/[.$O$44]" office:value-type="float" office:value="0.274285714285714" calcext:value-type="float">
            <text:p>0.3</text:p>
          </table:table-cell>
          <table:table-cell table:formula="of:=[.N$44]*[.$O28]/[.$O$44]" office:value-type="float" office:value="0.11142857142857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81_1500</text:p>
          </table:table-cell>
          <table:table-cell table:formula="of:=[.B$44]*[.$O29]/[.$O$44]" office:value-type="float" office:value="0.334285714285714" calcext:value-type="float">
            <text:p>0.3</text:p>
          </table:table-cell>
          <table:table-cell table:formula="of:=[.C$44]*[.$O29]/[.$O$44]" office:value-type="float" office:value="2.13428571428571" calcext:value-type="float">
            <text:p>2.1</text:p>
          </table:table-cell>
          <table:table-cell table:formula="of:=[.D$44]*[.$O29]/[.$O$44]" office:value-type="float" office:value="0.128571428571429" calcext:value-type="float">
            <text:p>0.1</text:p>
          </table:table-cell>
          <table:table-cell table:formula="of:=[.E$44]*[.$O29]/[.$O$44]" office:value-type="float" office:value="0.385714285714286" calcext:value-type="float">
            <text:p>0.4</text:p>
          </table:table-cell>
          <table:table-cell table:formula="of:=[.F$44]*[.$O29]/[.$O$44]" office:value-type="float" office:value="2.93142857142857" calcext:value-type="float">
            <text:p>2.9</text:p>
          </table:table-cell>
          <table:table-cell table:formula="of:=[.G$44]*[.$O29]/[.$O$44]" office:value-type="float" office:value="0.334285714285714" calcext:value-type="float">
            <text:p>0.3</text:p>
          </table:table-cell>
          <table:table-cell table:formula="of:=[.H$44]*[.$O29]/[.$O$44]" office:value-type="float" office:value="0.308571428571429" calcext:value-type="float">
            <text:p>0.3</text:p>
          </table:table-cell>
          <table:table-cell table:formula="of:=[.I$44]*[.$O29]/[.$O$44]" office:value-type="float" office:value="0.308571428571429" calcext:value-type="float">
            <text:p>0.3</text:p>
          </table:table-cell>
          <table:table-cell table:formula="of:=[.J$44]*[.$O29]/[.$O$44]" office:value-type="float" office:value="0.36" calcext:value-type="float">
            <text:p>0.4</text:p>
          </table:table-cell>
          <table:table-cell table:formula="of:=[.K$44]*[.$O29]/[.$O$44]" office:value-type="float" office:value="0.54" calcext:value-type="float">
            <text:p>0.5</text:p>
          </table:table-cell>
          <table:table-cell table:formula="of:=[.L$44]*[.$O29]/[.$O$44]" office:value-type="float" office:value="0.0771428571428571" calcext:value-type="float">
            <text:p>0.1</text:p>
          </table:table-cell>
          <table:table-cell table:formula="of:=[.M$44]*[.$O29]/[.$O$44]" office:value-type="float" office:value="0.822857142857143" calcext:value-type="float">
            <text:p>0.8</text:p>
          </table:table-cell>
          <table:table-cell table:formula="of:=[.N$44]*[.$O29]/[.$O$44]" office:value-type="float" office:value="0.334285714285714" calcext:value-type="float">
            <text:p>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01_1520</text:p>
          </table:table-cell>
          <table:table-cell table:formula="of:=[.B$44]*[.$O30]/[.$O$44]" office:value-type="float" office:value="0.297142857142857" calcext:value-type="float">
            <text:p>0.3</text:p>
          </table:table-cell>
          <table:table-cell table:formula="of:=[.C$44]*[.$O30]/[.$O$44]" office:value-type="float" office:value="1.89714285714286" calcext:value-type="float">
            <text:p>1.9</text:p>
          </table:table-cell>
          <table:table-cell table:formula="of:=[.D$44]*[.$O30]/[.$O$44]" office:value-type="float" office:value="0.114285714285714" calcext:value-type="float">
            <text:p>0.1</text:p>
          </table:table-cell>
          <table:table-cell table:formula="of:=[.E$44]*[.$O30]/[.$O$44]" office:value-type="float" office:value="0.342857142857143" calcext:value-type="float">
            <text:p>0.3</text:p>
          </table:table-cell>
          <table:table-cell table:formula="of:=[.F$44]*[.$O30]/[.$O$44]" office:value-type="float" office:value="2.60571428571429" calcext:value-type="float">
            <text:p>2.6</text:p>
          </table:table-cell>
          <table:table-cell table:formula="of:=[.G$44]*[.$O30]/[.$O$44]" office:value-type="float" office:value="0.297142857142857" calcext:value-type="float">
            <text:p>0.3</text:p>
          </table:table-cell>
          <table:table-cell table:formula="of:=[.H$44]*[.$O30]/[.$O$44]" office:value-type="float" office:value="0.274285714285714" calcext:value-type="float">
            <text:p>0.3</text:p>
          </table:table-cell>
          <table:table-cell table:formula="of:=[.I$44]*[.$O30]/[.$O$44]" office:value-type="float" office:value="0.274285714285714" calcext:value-type="float">
            <text:p>0.3</text:p>
          </table:table-cell>
          <table:table-cell table:formula="of:=[.J$44]*[.$O30]/[.$O$44]" office:value-type="float" office:value="0.32" calcext:value-type="float">
            <text:p>0.3</text:p>
          </table:table-cell>
          <table:table-cell table:formula="of:=[.K$44]*[.$O30]/[.$O$44]" office:value-type="float" office:value="0.48" calcext:value-type="float">
            <text:p>0.5</text:p>
          </table:table-cell>
          <table:table-cell table:formula="of:=[.L$44]*[.$O30]/[.$O$44]" office:value-type="float" office:value="0.0685714285714286" calcext:value-type="float">
            <text:p>0.1</text:p>
          </table:table-cell>
          <table:table-cell table:formula="of:=[.M$44]*[.$O30]/[.$O$44]" office:value-type="float" office:value="0.731428571428571" calcext:value-type="float">
            <text:p>0.7</text:p>
          </table:table-cell>
          <table:table-cell table:formula="of:=[.N$44]*[.$O30]/[.$O$44]" office:value-type="float" office:value="0.297142857142857" calcext:value-type="float">
            <text:p>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21_1540</text:p>
          </table:table-cell>
          <table:table-cell table:formula="of:=[.B$44]*[.$O31]/[.$O$44]" office:value-type="float" office:value="0.482857142857143" calcext:value-type="float">
            <text:p>0.5</text:p>
          </table:table-cell>
          <table:table-cell table:formula="of:=[.C$44]*[.$O31]/[.$O$44]" office:value-type="float" office:value="3.08285714285714" calcext:value-type="float">
            <text:p>3.1</text:p>
          </table:table-cell>
          <table:table-cell table:formula="of:=[.D$44]*[.$O31]/[.$O$44]" office:value-type="float" office:value="0.185714285714286" calcext:value-type="float">
            <text:p>0.2</text:p>
          </table:table-cell>
          <table:table-cell table:formula="of:=[.E$44]*[.$O31]/[.$O$44]" office:value-type="float" office:value="0.557142857142857" calcext:value-type="float">
            <text:p>0.6</text:p>
          </table:table-cell>
          <table:table-cell table:formula="of:=[.F$44]*[.$O31]/[.$O$44]" office:value-type="float" office:value="4.23428571428571" calcext:value-type="float">
            <text:p>4.2</text:p>
          </table:table-cell>
          <table:table-cell table:formula="of:=[.G$44]*[.$O31]/[.$O$44]" office:value-type="float" office:value="0.482857142857143" calcext:value-type="float">
            <text:p>0.5</text:p>
          </table:table-cell>
          <table:table-cell table:formula="of:=[.H$44]*[.$O31]/[.$O$44]" office:value-type="float" office:value="0.445714285714286" calcext:value-type="float">
            <text:p>0.4</text:p>
          </table:table-cell>
          <table:table-cell table:formula="of:=[.I$44]*[.$O31]/[.$O$44]" office:value-type="float" office:value="0.445714285714286" calcext:value-type="float">
            <text:p>0.4</text:p>
          </table:table-cell>
          <table:table-cell table:formula="of:=[.J$44]*[.$O31]/[.$O$44]" office:value-type="float" office:value="0.52" calcext:value-type="float">
            <text:p>0.5</text:p>
          </table:table-cell>
          <table:table-cell table:formula="of:=[.K$44]*[.$O31]/[.$O$44]" office:value-type="float" office:value="0.78" calcext:value-type="float">
            <text:p>0.8</text:p>
          </table:table-cell>
          <table:table-cell table:formula="of:=[.L$44]*[.$O31]/[.$O$44]" office:value-type="float" office:value="0.111428571428571" calcext:value-type="float">
            <text:p>0.1</text:p>
          </table:table-cell>
          <table:table-cell table:formula="of:=[.M$44]*[.$O31]/[.$O$44]" office:value-type="float" office:value="1.18857142857143" calcext:value-type="float">
            <text:p>1.2</text:p>
          </table:table-cell>
          <table:table-cell table:formula="of:=[.N$44]*[.$O31]/[.$O$44]" office:value-type="float" office:value="0.482857142857143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41_1560</text:p>
          </table:table-cell>
          <table:table-cell table:formula="of:=[.B$44]*[.$O32]/[.$O$44]" office:value-type="float" office:value="0.334285714285714" calcext:value-type="float">
            <text:p>0.3</text:p>
          </table:table-cell>
          <table:table-cell table:formula="of:=[.C$44]*[.$O32]/[.$O$44]" office:value-type="float" office:value="2.13428571428571" calcext:value-type="float">
            <text:p>2.1</text:p>
          </table:table-cell>
          <table:table-cell table:formula="of:=[.D$44]*[.$O32]/[.$O$44]" office:value-type="float" office:value="0.128571428571429" calcext:value-type="float">
            <text:p>0.1</text:p>
          </table:table-cell>
          <table:table-cell table:formula="of:=[.E$44]*[.$O32]/[.$O$44]" office:value-type="float" office:value="0.385714285714286" calcext:value-type="float">
            <text:p>0.4</text:p>
          </table:table-cell>
          <table:table-cell table:formula="of:=[.F$44]*[.$O32]/[.$O$44]" office:value-type="float" office:value="2.93142857142857" calcext:value-type="float">
            <text:p>2.9</text:p>
          </table:table-cell>
          <table:table-cell table:formula="of:=[.G$44]*[.$O32]/[.$O$44]" office:value-type="float" office:value="0.334285714285714" calcext:value-type="float">
            <text:p>0.3</text:p>
          </table:table-cell>
          <table:table-cell table:formula="of:=[.H$44]*[.$O32]/[.$O$44]" office:value-type="float" office:value="0.308571428571429" calcext:value-type="float">
            <text:p>0.3</text:p>
          </table:table-cell>
          <table:table-cell table:formula="of:=[.I$44]*[.$O32]/[.$O$44]" office:value-type="float" office:value="0.308571428571429" calcext:value-type="float">
            <text:p>0.3</text:p>
          </table:table-cell>
          <table:table-cell table:formula="of:=[.J$44]*[.$O32]/[.$O$44]" office:value-type="float" office:value="0.36" calcext:value-type="float">
            <text:p>0.4</text:p>
          </table:table-cell>
          <table:table-cell table:formula="of:=[.K$44]*[.$O32]/[.$O$44]" office:value-type="float" office:value="0.54" calcext:value-type="float">
            <text:p>0.5</text:p>
          </table:table-cell>
          <table:table-cell table:formula="of:=[.L$44]*[.$O32]/[.$O$44]" office:value-type="float" office:value="0.0771428571428571" calcext:value-type="float">
            <text:p>0.1</text:p>
          </table:table-cell>
          <table:table-cell table:formula="of:=[.M$44]*[.$O32]/[.$O$44]" office:value-type="float" office:value="0.822857142857143" calcext:value-type="float">
            <text:p>0.8</text:p>
          </table:table-cell>
          <table:table-cell table:formula="of:=[.N$44]*[.$O32]/[.$O$44]" office:value-type="float" office:value="0.334285714285714" calcext:value-type="float">
            <text:p>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61_1580</text:p>
          </table:table-cell>
          <table:table-cell table:formula="of:=[.B$44]*[.$O33]/[.$O$44]" office:value-type="float" office:value="0.928571428571429" calcext:value-type="float">
            <text:p>0.9</text:p>
          </table:table-cell>
          <table:table-cell table:formula="of:=[.C$44]*[.$O33]/[.$O$44]" office:value-type="float" office:value="5.92857142857143" calcext:value-type="float">
            <text:p>5.9</text:p>
          </table:table-cell>
          <table:table-cell table:formula="of:=[.D$44]*[.$O33]/[.$O$44]" office:value-type="float" office:value="0.357142857142857" calcext:value-type="float">
            <text:p>0.4</text:p>
          </table:table-cell>
          <table:table-cell table:formula="of:=[.E$44]*[.$O33]/[.$O$44]" office:value-type="float" office:value="1.07142857142857" calcext:value-type="float">
            <text:p>1.1</text:p>
          </table:table-cell>
          <table:table-cell table:formula="of:=[.F$44]*[.$O33]/[.$O$44]" office:value-type="float" office:value="8.14285714285714" calcext:value-type="float">
            <text:p>8.1</text:p>
          </table:table-cell>
          <table:table-cell table:formula="of:=[.G$44]*[.$O33]/[.$O$44]" office:value-type="float" office:value="0.928571428571429" calcext:value-type="float">
            <text:p>0.9</text:p>
          </table:table-cell>
          <table:table-cell table:formula="of:=[.H$44]*[.$O33]/[.$O$44]" office:value-type="float" office:value="0.857142857142857" calcext:value-type="float">
            <text:p>0.9</text:p>
          </table:table-cell>
          <table:table-cell table:formula="of:=[.I$44]*[.$O33]/[.$O$44]" office:value-type="float" office:value="0.857142857142857" calcext:value-type="float">
            <text:p>0.9</text:p>
          </table:table-cell>
          <table:table-cell table:formula="of:=[.J$44]*[.$O33]/[.$O$44]" office:value-type="float" office:value="1" calcext:value-type="float">
            <text:p>1.0</text:p>
          </table:table-cell>
          <table:table-cell table:formula="of:=[.K$44]*[.$O33]/[.$O$44]" office:value-type="float" office:value="1.5" calcext:value-type="float">
            <text:p>1.5</text:p>
          </table:table-cell>
          <table:table-cell table:formula="of:=[.L$44]*[.$O33]/[.$O$44]" office:value-type="float" office:value="0.214285714285714" calcext:value-type="float">
            <text:p>0.2</text:p>
          </table:table-cell>
          <table:table-cell table:formula="of:=[.M$44]*[.$O33]/[.$O$44]" office:value-type="float" office:value="2.28571428571429" calcext:value-type="float">
            <text:p>2.3</text:p>
          </table:table-cell>
          <table:table-cell table:formula="of:=[.N$44]*[.$O33]/[.$O$44]" office:value-type="float" office:value="0.928571428571429" calcext:value-type="float">
            <text:p>0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81_1600</text:p>
          </table:table-cell>
          <table:table-cell table:formula="of:=[.B$44]*[.$O34]/[.$O$44]" office:value-type="float" office:value="0.445714285714286" calcext:value-type="float">
            <text:p>0.4</text:p>
          </table:table-cell>
          <table:table-cell table:formula="of:=[.C$44]*[.$O34]/[.$O$44]" office:value-type="float" office:value="2.84571428571429" calcext:value-type="float">
            <text:p>2.8</text:p>
          </table:table-cell>
          <table:table-cell table:formula="of:=[.D$44]*[.$O34]/[.$O$44]" office:value-type="float" office:value="0.171428571428571" calcext:value-type="float">
            <text:p>0.2</text:p>
          </table:table-cell>
          <table:table-cell table:formula="of:=[.E$44]*[.$O34]/[.$O$44]" office:value-type="float" office:value="0.514285714285714" calcext:value-type="float">
            <text:p>0.5</text:p>
          </table:table-cell>
          <table:table-cell table:formula="of:=[.F$44]*[.$O34]/[.$O$44]" office:value-type="float" office:value="3.90857142857143" calcext:value-type="float">
            <text:p>3.9</text:p>
          </table:table-cell>
          <table:table-cell table:formula="of:=[.G$44]*[.$O34]/[.$O$44]" office:value-type="float" office:value="0.445714285714286" calcext:value-type="float">
            <text:p>0.4</text:p>
          </table:table-cell>
          <table:table-cell table:formula="of:=[.H$44]*[.$O34]/[.$O$44]" office:value-type="float" office:value="0.411428571428571" calcext:value-type="float">
            <text:p>0.4</text:p>
          </table:table-cell>
          <table:table-cell table:formula="of:=[.I$44]*[.$O34]/[.$O$44]" office:value-type="float" office:value="0.411428571428571" calcext:value-type="float">
            <text:p>0.4</text:p>
          </table:table-cell>
          <table:table-cell table:formula="of:=[.J$44]*[.$O34]/[.$O$44]" office:value-type="float" office:value="0.48" calcext:value-type="float">
            <text:p>0.5</text:p>
          </table:table-cell>
          <table:table-cell table:formula="of:=[.K$44]*[.$O34]/[.$O$44]" office:value-type="float" office:value="0.72" calcext:value-type="float">
            <text:p>0.7</text:p>
          </table:table-cell>
          <table:table-cell table:formula="of:=[.L$44]*[.$O34]/[.$O$44]" office:value-type="float" office:value="0.102857142857143" calcext:value-type="float">
            <text:p>0.1</text:p>
          </table:table-cell>
          <table:table-cell table:formula="of:=[.M$44]*[.$O34]/[.$O$44]" office:value-type="float" office:value="1.09714285714286" calcext:value-type="float">
            <text:p>1.1</text:p>
          </table:table-cell>
          <table:table-cell table:formula="of:=[.N$44]*[.$O34]/[.$O$44]" office:value-type="float" office:value="0.445714285714286" calcext:value-type="float">
            <text:p>0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1_1620</text:p>
          </table:table-cell>
          <table:table-cell table:formula="of:=[.B$44]*[.$O35]/[.$O$44]" office:value-type="float" office:value="1.59714285714286" calcext:value-type="float">
            <text:p>1.6</text:p>
          </table:table-cell>
          <table:table-cell table:formula="of:=[.C$44]*[.$O35]/[.$O$44]" office:value-type="float" office:value="10.1971428571429" calcext:value-type="float">
            <text:p>10.2</text:p>
          </table:table-cell>
          <table:table-cell table:formula="of:=[.D$44]*[.$O35]/[.$O$44]" office:value-type="float" office:value="0.614285714285714" calcext:value-type="float">
            <text:p>0.6</text:p>
          </table:table-cell>
          <table:table-cell table:formula="of:=[.E$44]*[.$O35]/[.$O$44]" office:value-type="float" office:value="1.84285714285714" calcext:value-type="float">
            <text:p>1.8</text:p>
          </table:table-cell>
          <table:table-cell table:formula="of:=[.F$44]*[.$O35]/[.$O$44]" office:value-type="float" office:value="14.0057142857143" calcext:value-type="float">
            <text:p>14.0</text:p>
          </table:table-cell>
          <table:table-cell table:formula="of:=[.G$44]*[.$O35]/[.$O$44]" office:value-type="float" office:value="1.59714285714286" calcext:value-type="float">
            <text:p>1.6</text:p>
          </table:table-cell>
          <table:table-cell table:formula="of:=[.H$44]*[.$O35]/[.$O$44]" office:value-type="float" office:value="1.47428571428571" calcext:value-type="float">
            <text:p>1.5</text:p>
          </table:table-cell>
          <table:table-cell table:formula="of:=[.I$44]*[.$O35]/[.$O$44]" office:value-type="float" office:value="1.47428571428571" calcext:value-type="float">
            <text:p>1.5</text:p>
          </table:table-cell>
          <table:table-cell table:formula="of:=[.J$44]*[.$O35]/[.$O$44]" office:value-type="float" office:value="1.72" calcext:value-type="float">
            <text:p>1.7</text:p>
          </table:table-cell>
          <table:table-cell table:formula="of:=[.K$44]*[.$O35]/[.$O$44]" office:value-type="float" office:value="2.58" calcext:value-type="float">
            <text:p>2.6</text:p>
          </table:table-cell>
          <table:table-cell table:formula="of:=[.L$44]*[.$O35]/[.$O$44]" office:value-type="float" office:value="0.368571428571429" calcext:value-type="float">
            <text:p>0.4</text:p>
          </table:table-cell>
          <table:table-cell table:formula="of:=[.M$44]*[.$O35]/[.$O$44]" office:value-type="float" office:value="3.93142857142857" calcext:value-type="float">
            <text:p>3.9</text:p>
          </table:table-cell>
          <table:table-cell table:formula="of:=[.N$44]*[.$O35]/[.$O$44]" office:value-type="float" office:value="1.59714285714286" calcext:value-type="float">
            <text:p>1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21_1640</text:p>
          </table:table-cell>
          <table:table-cell table:formula="of:=[.B$44]*[.$O36]/[.$O$44]" office:value-type="float" office:value="0.742857142857143" calcext:value-type="float">
            <text:p>0.7</text:p>
          </table:table-cell>
          <table:table-cell table:formula="of:=[.C$44]*[.$O36]/[.$O$44]" office:value-type="float" office:value="4.74285714285714" calcext:value-type="float">
            <text:p>4.7</text:p>
          </table:table-cell>
          <table:table-cell table:formula="of:=[.D$44]*[.$O36]/[.$O$44]" office:value-type="float" office:value="0.285714285714286" calcext:value-type="float">
            <text:p>0.3</text:p>
          </table:table-cell>
          <table:table-cell table:formula="of:=[.E$44]*[.$O36]/[.$O$44]" office:value-type="float" office:value="0.857142857142857" calcext:value-type="float">
            <text:p>0.9</text:p>
          </table:table-cell>
          <table:table-cell table:formula="of:=[.F$44]*[.$O36]/[.$O$44]" office:value-type="float" office:value="6.51428571428571" calcext:value-type="float">
            <text:p>6.5</text:p>
          </table:table-cell>
          <table:table-cell table:formula="of:=[.G$44]*[.$O36]/[.$O$44]" office:value-type="float" office:value="0.742857142857143" calcext:value-type="float">
            <text:p>0.7</text:p>
          </table:table-cell>
          <table:table-cell table:formula="of:=[.H$44]*[.$O36]/[.$O$44]" office:value-type="float" office:value="0.685714285714286" calcext:value-type="float">
            <text:p>0.7</text:p>
          </table:table-cell>
          <table:table-cell table:formula="of:=[.I$44]*[.$O36]/[.$O$44]" office:value-type="float" office:value="0.685714285714286" calcext:value-type="float">
            <text:p>0.7</text:p>
          </table:table-cell>
          <table:table-cell table:formula="of:=[.J$44]*[.$O36]/[.$O$44]" office:value-type="float" office:value="0.8" calcext:value-type="float">
            <text:p>0.8</text:p>
          </table:table-cell>
          <table:table-cell table:formula="of:=[.K$44]*[.$O36]/[.$O$44]" office:value-type="float" office:value="1.2" calcext:value-type="float">
            <text:p>1.2</text:p>
          </table:table-cell>
          <table:table-cell table:formula="of:=[.L$44]*[.$O36]/[.$O$44]" office:value-type="float" office:value="0.171428571428571" calcext:value-type="float">
            <text:p>0.2</text:p>
          </table:table-cell>
          <table:table-cell table:formula="of:=[.M$44]*[.$O36]/[.$O$44]" office:value-type="float" office:value="1.82857142857143" calcext:value-type="float">
            <text:p>1.8</text:p>
          </table:table-cell>
          <table:table-cell table:formula="of:=[.N$44]*[.$O36]/[.$O$44]" office:value-type="float" office:value="0.742857142857143" calcext:value-type="float">
            <text:p>0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41_1660</text:p>
          </table:table-cell>
          <table:table-cell table:formula="of:=[.B$44]*[.$O37]/[.$O$44]" office:value-type="float" office:value="0.668571428571429" calcext:value-type="float">
            <text:p>0.7</text:p>
          </table:table-cell>
          <table:table-cell table:formula="of:=[.C$44]*[.$O37]/[.$O$44]" office:value-type="float" office:value="4.26857142857143" calcext:value-type="float">
            <text:p>4.3</text:p>
          </table:table-cell>
          <table:table-cell table:formula="of:=[.D$44]*[.$O37]/[.$O$44]" office:value-type="float" office:value="0.257142857142857" calcext:value-type="float">
            <text:p>0.3</text:p>
          </table:table-cell>
          <table:table-cell table:formula="of:=[.E$44]*[.$O37]/[.$O$44]" office:value-type="float" office:value="0.771428571428571" calcext:value-type="float">
            <text:p>0.8</text:p>
          </table:table-cell>
          <table:table-cell table:formula="of:=[.F$44]*[.$O37]/[.$O$44]" office:value-type="float" office:value="5.86285714285714" calcext:value-type="float">
            <text:p>5.9</text:p>
          </table:table-cell>
          <table:table-cell table:formula="of:=[.G$44]*[.$O37]/[.$O$44]" office:value-type="float" office:value="0.668571428571429" calcext:value-type="float">
            <text:p>0.7</text:p>
          </table:table-cell>
          <table:table-cell table:formula="of:=[.H$44]*[.$O37]/[.$O$44]" office:value-type="float" office:value="0.617142857142857" calcext:value-type="float">
            <text:p>0.6</text:p>
          </table:table-cell>
          <table:table-cell table:formula="of:=[.I$44]*[.$O37]/[.$O$44]" office:value-type="float" office:value="0.617142857142857" calcext:value-type="float">
            <text:p>0.6</text:p>
          </table:table-cell>
          <table:table-cell table:formula="of:=[.J$44]*[.$O37]/[.$O$44]" office:value-type="float" office:value="0.72" calcext:value-type="float">
            <text:p>0.7</text:p>
          </table:table-cell>
          <table:table-cell table:formula="of:=[.K$44]*[.$O37]/[.$O$44]" office:value-type="float" office:value="1.08" calcext:value-type="float">
            <text:p>1.1</text:p>
          </table:table-cell>
          <table:table-cell table:formula="of:=[.L$44]*[.$O37]/[.$O$44]" office:value-type="float" office:value="0.154285714285714" calcext:value-type="float">
            <text:p>0.2</text:p>
          </table:table-cell>
          <table:table-cell table:formula="of:=[.M$44]*[.$O37]/[.$O$44]" office:value-type="float" office:value="1.64571428571429" calcext:value-type="float">
            <text:p>1.6</text:p>
          </table:table-cell>
          <table:table-cell table:formula="of:=[.N$44]*[.$O37]/[.$O$44]" office:value-type="float" office:value="0.668571428571429" calcext:value-type="float">
            <text:p>0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1_1680</text:p>
          </table:table-cell>
          <table:table-cell table:formula="of:=[.B$44]*[.$O38]/[.$O$44]" office:value-type="float" office:value="0.482857142857143" calcext:value-type="float">
            <text:p>0.5</text:p>
          </table:table-cell>
          <table:table-cell table:formula="of:=[.C$44]*[.$O38]/[.$O$44]" office:value-type="float" office:value="3.08285714285714" calcext:value-type="float">
            <text:p>3.1</text:p>
          </table:table-cell>
          <table:table-cell table:formula="of:=[.D$44]*[.$O38]/[.$O$44]" office:value-type="float" office:value="0.185714285714286" calcext:value-type="float">
            <text:p>0.2</text:p>
          </table:table-cell>
          <table:table-cell table:formula="of:=[.E$44]*[.$O38]/[.$O$44]" office:value-type="float" office:value="0.557142857142857" calcext:value-type="float">
            <text:p>0.6</text:p>
          </table:table-cell>
          <table:table-cell table:formula="of:=[.F$44]*[.$O38]/[.$O$44]" office:value-type="float" office:value="4.23428571428571" calcext:value-type="float">
            <text:p>4.2</text:p>
          </table:table-cell>
          <table:table-cell table:formula="of:=[.G$44]*[.$O38]/[.$O$44]" office:value-type="float" office:value="0.482857142857143" calcext:value-type="float">
            <text:p>0.5</text:p>
          </table:table-cell>
          <table:table-cell table:formula="of:=[.H$44]*[.$O38]/[.$O$44]" office:value-type="float" office:value="0.445714285714286" calcext:value-type="float">
            <text:p>0.4</text:p>
          </table:table-cell>
          <table:table-cell table:formula="of:=[.I$44]*[.$O38]/[.$O$44]" office:value-type="float" office:value="0.445714285714286" calcext:value-type="float">
            <text:p>0.4</text:p>
          </table:table-cell>
          <table:table-cell table:formula="of:=[.J$44]*[.$O38]/[.$O$44]" office:value-type="float" office:value="0.52" calcext:value-type="float">
            <text:p>0.5</text:p>
          </table:table-cell>
          <table:table-cell table:formula="of:=[.K$44]*[.$O38]/[.$O$44]" office:value-type="float" office:value="0.78" calcext:value-type="float">
            <text:p>0.8</text:p>
          </table:table-cell>
          <table:table-cell table:formula="of:=[.L$44]*[.$O38]/[.$O$44]" office:value-type="float" office:value="0.111428571428571" calcext:value-type="float">
            <text:p>0.1</text:p>
          </table:table-cell>
          <table:table-cell table:formula="of:=[.M$44]*[.$O38]/[.$O$44]" office:value-type="float" office:value="1.18857142857143" calcext:value-type="float">
            <text:p>1.2</text:p>
          </table:table-cell>
          <table:table-cell table:formula="of:=[.N$44]*[.$O38]/[.$O$44]" office:value-type="float" office:value="0.482857142857143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1_1700</text:p>
          </table:table-cell>
          <table:table-cell table:formula="of:=[.B$44]*[.$O39]/[.$O$44]" office:value-type="float" office:value="0.557142857142857" calcext:value-type="float">
            <text:p>0.6</text:p>
          </table:table-cell>
          <table:table-cell table:formula="of:=[.C$44]*[.$O39]/[.$O$44]" office:value-type="float" office:value="3.55714285714286" calcext:value-type="float">
            <text:p>3.6</text:p>
          </table:table-cell>
          <table:table-cell table:formula="of:=[.D$44]*[.$O39]/[.$O$44]" office:value-type="float" office:value="0.214285714285714" calcext:value-type="float">
            <text:p>0.2</text:p>
          </table:table-cell>
          <table:table-cell table:formula="of:=[.E$44]*[.$O39]/[.$O$44]" office:value-type="float" office:value="0.642857142857143" calcext:value-type="float">
            <text:p>0.6</text:p>
          </table:table-cell>
          <table:table-cell table:formula="of:=[.F$44]*[.$O39]/[.$O$44]" office:value-type="float" office:value="4.88571428571429" calcext:value-type="float">
            <text:p>4.9</text:p>
          </table:table-cell>
          <table:table-cell table:formula="of:=[.G$44]*[.$O39]/[.$O$44]" office:value-type="float" office:value="0.557142857142857" calcext:value-type="float">
            <text:p>0.6</text:p>
          </table:table-cell>
          <table:table-cell table:formula="of:=[.H$44]*[.$O39]/[.$O$44]" office:value-type="float" office:value="0.514285714285714" calcext:value-type="float">
            <text:p>0.5</text:p>
          </table:table-cell>
          <table:table-cell table:formula="of:=[.I$44]*[.$O39]/[.$O$44]" office:value-type="float" office:value="0.514285714285714" calcext:value-type="float">
            <text:p>0.5</text:p>
          </table:table-cell>
          <table:table-cell table:formula="of:=[.J$44]*[.$O39]/[.$O$44]" office:value-type="float" office:value="0.6" calcext:value-type="float">
            <text:p>0.6</text:p>
          </table:table-cell>
          <table:table-cell table:formula="of:=[.K$44]*[.$O39]/[.$O$44]" office:value-type="float" office:value="0.9" calcext:value-type="float">
            <text:p>0.9</text:p>
          </table:table-cell>
          <table:table-cell table:formula="of:=[.L$44]*[.$O39]/[.$O$44]" office:value-type="float" office:value="0.128571428571429" calcext:value-type="float">
            <text:p>0.1</text:p>
          </table:table-cell>
          <table:table-cell table:formula="of:=[.M$44]*[.$O39]/[.$O$44]" office:value-type="float" office:value="1.37142857142857" calcext:value-type="float">
            <text:p>1.4</text:p>
          </table:table-cell>
          <table:table-cell table:formula="of:=[.N$44]*[.$O39]/[.$O$44]" office:value-type="float" office:value="0.557142857142857" calcext:value-type="float">
            <text:p>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01_1720</text:p>
          </table:table-cell>
          <table:table-cell table:formula="of:=[.B$44]*[.$O40]/[.$O$44]" office:value-type="float" office:value="1.52285714285714" calcext:value-type="float">
            <text:p>1.5</text:p>
          </table:table-cell>
          <table:table-cell table:formula="of:=[.C$44]*[.$O40]/[.$O$44]" office:value-type="float" office:value="9.72285714285714" calcext:value-type="float">
            <text:p>9.7</text:p>
          </table:table-cell>
          <table:table-cell table:formula="of:=[.D$44]*[.$O40]/[.$O$44]" office:value-type="float" office:value="0.585714285714286" calcext:value-type="float">
            <text:p>0.6</text:p>
          </table:table-cell>
          <table:table-cell table:formula="of:=[.E$44]*[.$O40]/[.$O$44]" office:value-type="float" office:value="1.75714285714286" calcext:value-type="float">
            <text:p>1.8</text:p>
          </table:table-cell>
          <table:table-cell table:formula="of:=[.F$44]*[.$O40]/[.$O$44]" office:value-type="float" office:value="13.3542857142857" calcext:value-type="float">
            <text:p>13.4</text:p>
          </table:table-cell>
          <table:table-cell table:formula="of:=[.G$44]*[.$O40]/[.$O$44]" office:value-type="float" office:value="1.52285714285714" calcext:value-type="float">
            <text:p>1.5</text:p>
          </table:table-cell>
          <table:table-cell table:formula="of:=[.H$44]*[.$O40]/[.$O$44]" office:value-type="float" office:value="1.40571428571429" calcext:value-type="float">
            <text:p>1.4</text:p>
          </table:table-cell>
          <table:table-cell table:formula="of:=[.I$44]*[.$O40]/[.$O$44]" office:value-type="float" office:value="1.40571428571429" calcext:value-type="float">
            <text:p>1.4</text:p>
          </table:table-cell>
          <table:table-cell table:formula="of:=[.J$44]*[.$O40]/[.$O$44]" office:value-type="float" office:value="1.64" calcext:value-type="float">
            <text:p>1.6</text:p>
          </table:table-cell>
          <table:table-cell table:formula="of:=[.K$44]*[.$O40]/[.$O$44]" office:value-type="float" office:value="2.46" calcext:value-type="float">
            <text:p>2.5</text:p>
          </table:table-cell>
          <table:table-cell table:formula="of:=[.L$44]*[.$O40]/[.$O$44]" office:value-type="float" office:value="0.351428571428571" calcext:value-type="float">
            <text:p>0.4</text:p>
          </table:table-cell>
          <table:table-cell table:formula="of:=[.M$44]*[.$O40]/[.$O$44]" office:value-type="float" office:value="3.74857142857143" calcext:value-type="float">
            <text:p>3.7</text:p>
          </table:table-cell>
          <table:table-cell table:formula="of:=[.N$44]*[.$O40]/[.$O$44]" office:value-type="float" office:value="1.52285714285714" calcext:value-type="float">
            <text:p>1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1_1740</text:p>
          </table:table-cell>
          <table:table-cell table:formula="of:=[.B$44]*[.$O41]/[.$O$44]" office:value-type="float" office:value="1.85714285714286" calcext:value-type="float">
            <text:p>1.9</text:p>
          </table:table-cell>
          <table:table-cell table:formula="of:=[.C$44]*[.$O41]/[.$O$44]" office:value-type="float" office:value="11.8571428571429" calcext:value-type="float">
            <text:p>11.9</text:p>
          </table:table-cell>
          <table:table-cell table:formula="of:=[.D$44]*[.$O41]/[.$O$44]" office:value-type="float" office:value="0.714285714285714" calcext:value-type="float">
            <text:p>0.7</text:p>
          </table:table-cell>
          <table:table-cell table:formula="of:=[.E$44]*[.$O41]/[.$O$44]" office:value-type="float" office:value="2.14285714285714" calcext:value-type="float">
            <text:p>2.1</text:p>
          </table:table-cell>
          <table:table-cell table:formula="of:=[.F$44]*[.$O41]/[.$O$44]" office:value-type="float" office:value="16.2857142857143" calcext:value-type="float">
            <text:p>16.3</text:p>
          </table:table-cell>
          <table:table-cell table:formula="of:=[.G$44]*[.$O41]/[.$O$44]" office:value-type="float" office:value="1.85714285714286" calcext:value-type="float">
            <text:p>1.9</text:p>
          </table:table-cell>
          <table:table-cell table:formula="of:=[.H$44]*[.$O41]/[.$O$44]" office:value-type="float" office:value="1.71428571428571" calcext:value-type="float">
            <text:p>1.7</text:p>
          </table:table-cell>
          <table:table-cell table:formula="of:=[.I$44]*[.$O41]/[.$O$44]" office:value-type="float" office:value="1.71428571428571" calcext:value-type="float">
            <text:p>1.7</text:p>
          </table:table-cell>
          <table:table-cell table:formula="of:=[.J$44]*[.$O41]/[.$O$44]" office:value-type="float" office:value="2" calcext:value-type="float">
            <text:p>2.0</text:p>
          </table:table-cell>
          <table:table-cell table:formula="of:=[.K$44]*[.$O41]/[.$O$44]" office:value-type="float" office:value="3" calcext:value-type="float">
            <text:p>3.0</text:p>
          </table:table-cell>
          <table:table-cell table:formula="of:=[.L$44]*[.$O41]/[.$O$44]" office:value-type="float" office:value="0.428571428571429" calcext:value-type="float">
            <text:p>0.4</text:p>
          </table:table-cell>
          <table:table-cell table:formula="of:=[.M$44]*[.$O41]/[.$O$44]" office:value-type="float" office:value="4.57142857142857" calcext:value-type="float">
            <text:p>4.6</text:p>
          </table:table-cell>
          <table:table-cell table:formula="of:=[.N$44]*[.$O41]/[.$O$44]" office:value-type="float" office:value="1.85714285714286" calcext:value-type="float">
            <text:p>1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41_1760</text:p>
          </table:table-cell>
          <table:table-cell table:formula="of:=[.B$44]*[.$O42]/[.$O$44]" office:value-type="float" office:value="1.22571428571429" calcext:value-type="float">
            <text:p>1.2</text:p>
          </table:table-cell>
          <table:table-cell table:formula="of:=[.C$44]*[.$O42]/[.$O$44]" office:value-type="float" office:value="7.82571428571429" calcext:value-type="float">
            <text:p>7.8</text:p>
          </table:table-cell>
          <table:table-cell table:formula="of:=[.D$44]*[.$O42]/[.$O$44]" office:value-type="float" office:value="0.471428571428571" calcext:value-type="float">
            <text:p>0.5</text:p>
          </table:table-cell>
          <table:table-cell table:formula="of:=[.E$44]*[.$O42]/[.$O$44]" office:value-type="float" office:value="1.41428571428571" calcext:value-type="float">
            <text:p>1.4</text:p>
          </table:table-cell>
          <table:table-cell table:formula="of:=[.F$44]*[.$O42]/[.$O$44]" office:value-type="float" office:value="10.7485714285714" calcext:value-type="float">
            <text:p>10.7</text:p>
          </table:table-cell>
          <table:table-cell table:formula="of:=[.G$44]*[.$O42]/[.$O$44]" office:value-type="float" office:value="1.22571428571429" calcext:value-type="float">
            <text:p>1.2</text:p>
          </table:table-cell>
          <table:table-cell table:formula="of:=[.H$44]*[.$O42]/[.$O$44]" office:value-type="float" office:value="1.13142857142857" calcext:value-type="float">
            <text:p>1.1</text:p>
          </table:table-cell>
          <table:table-cell table:formula="of:=[.I$44]*[.$O42]/[.$O$44]" office:value-type="float" office:value="1.13142857142857" calcext:value-type="float">
            <text:p>1.1</text:p>
          </table:table-cell>
          <table:table-cell table:formula="of:=[.J$44]*[.$O42]/[.$O$44]" office:value-type="float" office:value="1.32" calcext:value-type="float">
            <text:p>1.3</text:p>
          </table:table-cell>
          <table:table-cell table:formula="of:=[.K$44]*[.$O42]/[.$O$44]" office:value-type="float" office:value="1.98" calcext:value-type="float">
            <text:p>2.0</text:p>
          </table:table-cell>
          <table:table-cell table:formula="of:=[.L$44]*[.$O42]/[.$O$44]" office:value-type="float" office:value="0.282857142857143" calcext:value-type="float">
            <text:p>0.3</text:p>
          </table:table-cell>
          <table:table-cell table:formula="of:=[.M$44]*[.$O42]/[.$O$44]" office:value-type="float" office:value="3.01714285714286" calcext:value-type="float">
            <text:p>3.0</text:p>
          </table:table-cell>
          <table:table-cell table:formula="of:=[.N$44]*[.$O42]/[.$O$44]" office:value-type="float" office:value="1.22571428571429" calcext:value-type="float">
            <text:p>1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1_1780</text:p>
          </table:table-cell>
          <table:table-cell table:formula="of:=[.B$44]*[.$O43]/[.$O$44]" office:value-type="float" office:value="1.33714285714286" calcext:value-type="float">
            <text:p>1.3</text:p>
          </table:table-cell>
          <table:table-cell table:formula="of:=[.C$44]*[.$O43]/[.$O$44]" office:value-type="float" office:value="8.53714285714286" calcext:value-type="float">
            <text:p>8.5</text:p>
          </table:table-cell>
          <table:table-cell table:formula="of:=[.D$44]*[.$O43]/[.$O$44]" office:value-type="float" office:value="0.514285714285714" calcext:value-type="float">
            <text:p>0.5</text:p>
          </table:table-cell>
          <table:table-cell table:formula="of:=[.E$44]*[.$O43]/[.$O$44]" office:value-type="float" office:value="1.54285714285714" calcext:value-type="float">
            <text:p>1.5</text:p>
          </table:table-cell>
          <table:table-cell table:formula="of:=[.F$44]*[.$O43]/[.$O$44]" office:value-type="float" office:value="11.7257142857143" calcext:value-type="float">
            <text:p>11.7</text:p>
          </table:table-cell>
          <table:table-cell table:formula="of:=[.G$44]*[.$O43]/[.$O$44]" office:value-type="float" office:value="1.33714285714286" calcext:value-type="float">
            <text:p>1.3</text:p>
          </table:table-cell>
          <table:table-cell table:formula="of:=[.H$44]*[.$O43]/[.$O$44]" office:value-type="float" office:value="1.23428571428571" calcext:value-type="float">
            <text:p>1.2</text:p>
          </table:table-cell>
          <table:table-cell table:formula="of:=[.I$44]*[.$O43]/[.$O$44]" office:value-type="float" office:value="1.23428571428571" calcext:value-type="float">
            <text:p>1.2</text:p>
          </table:table-cell>
          <table:table-cell table:formula="of:=[.J$44]*[.$O43]/[.$O$44]" office:value-type="float" office:value="1.44" calcext:value-type="float">
            <text:p>1.4</text:p>
          </table:table-cell>
          <table:table-cell table:formula="of:=[.K$44]*[.$O43]/[.$O$44]" office:value-type="float" office:value="2.16" calcext:value-type="float">
            <text:p>2.2</text:p>
          </table:table-cell>
          <table:table-cell table:formula="of:=[.L$44]*[.$O43]/[.$O$44]" office:value-type="float" office:value="0.308571428571429" calcext:value-type="float">
            <text:p>0.3</text:p>
          </table:table-cell>
          <table:table-cell table:formula="of:=[.M$44]*[.$O43]/[.$O$44]" office:value-type="float" office:value="3.29142857142857" calcext:value-type="float">
            <text:p>3.3</text:p>
          </table:table-cell>
          <table:table-cell table:formula="of:=[.N$44]*[.$O43]/[.$O$44]" office:value-type="float" office:value="1.33714285714286" calcext:value-type="float">
            <text:p>1.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number-rows-repeated="2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Ecart à l’indépendance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2">
          <table:table-cell office:value-type="string" calcext:value-type="string">
            <text:p>1441_1460</text:p>
          </table:table-cell>
          <table:table-cell table:style-name="ce14" table:formula="of:=[.B3]-[.B27]" office:value-type="float" office:value="-0.0742857142857143" calcext:value-type="float">
            <text:p>-0.1</text:p>
          </table:table-cell>
          <table:table-cell table:style-name="ce14" table:formula="of:=[.C3]-[.C27]" office:value-type="float" office:value="1.52571428571429" calcext:value-type="float">
            <text:p>1.5</text:p>
          </table:table-cell>
          <table:table-cell table:style-name="ce14" table:formula="of:=[.D3]-[.D27]" office:value-type="float" office:value="-0.0285714285714286" calcext:value-type="float">
            <text:p>0.0</text:p>
          </table:table-cell>
          <table:table-cell table:style-name="ce14" table:formula="of:=[.E3]-[.E27]" office:value-type="float" office:value="-0.0857142857142857" calcext:value-type="float">
            <text:p>-0.1</text:p>
          </table:table-cell>
          <table:table-cell table:style-name="ce14" table:formula="of:=[.F3]-[.F27]" office:value-type="float" office:value="-0.651428571428571" calcext:value-type="float">
            <text:p>-0.7</text:p>
          </table:table-cell>
          <table:table-cell table:style-name="ce14" table:formula="of:=[.G3]-[.G27]" office:value-type="float" office:value="-0.0742857142857143" calcext:value-type="float">
            <text:p>-0.1</text:p>
          </table:table-cell>
          <table:table-cell table:style-name="ce14" table:formula="of:=[.H3]-[.H27]" office:value-type="float" office:value="-0.0685714285714286" calcext:value-type="float">
            <text:p>-0.1</text:p>
          </table:table-cell>
          <table:table-cell table:style-name="ce14" table:formula="of:=[.I3]-[.I27]" office:value-type="float" office:value="-0.0685714285714286" calcext:value-type="float">
            <text:p>-0.1</text:p>
          </table:table-cell>
          <table:table-cell table:style-name="ce14" table:formula="of:=[.J3]-[.J27]" office:value-type="float" office:value="-0.08" calcext:value-type="float">
            <text:p>-0.1</text:p>
          </table:table-cell>
          <table:table-cell table:style-name="ce14" table:formula="of:=[.K3]-[.K27]" office:value-type="float" office:value="-0.12" calcext:value-type="float">
            <text:p>-0.1</text:p>
          </table:table-cell>
          <table:table-cell table:style-name="ce14" table:formula="of:=[.L3]-[.L27]" office:value-type="float" office:value="-0.0171428571428571" calcext:value-type="float">
            <text:p>0.0</text:p>
          </table:table-cell>
          <table:table-cell table:style-name="ce14" table:formula="of:=[.M3]-[.M27]" office:value-type="float" office:value="-0.182857142857143" calcext:value-type="float">
            <text:p>-0.2</text:p>
          </table:table-cell>
          <table:table-cell table:style-name="ce14" table:formula="of:=[.N3]-[.N27]" office:value-type="float" office:value="-0.0742857142857143" calcext:value-type="float">
            <text:p>-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461_1480</text:p>
          </table:table-cell>
          <table:table-cell table:style-name="ce14" table:formula="of:=[.B4]-[.B28]" office:value-type="float" office:value="-0.111428571428571" calcext:value-type="float">
            <text:p>-0.1</text:p>
          </table:table-cell>
          <table:table-cell table:style-name="ce14" table:formula="of:=[.C4]-[.C28]" office:value-type="float" office:value="0.288571428571429" calcext:value-type="float">
            <text:p>0.3</text:p>
          </table:table-cell>
          <table:table-cell table:style-name="ce14" table:formula="of:=[.D4]-[.D28]" office:value-type="float" office:value="-0.0428571428571429" calcext:value-type="float">
            <text:p>0.0</text:p>
          </table:table-cell>
          <table:table-cell table:style-name="ce14" table:formula="of:=[.E4]-[.E28]" office:value-type="float" office:value="0.871428571428571" calcext:value-type="float">
            <text:p>0.9</text:p>
          </table:table-cell>
          <table:table-cell table:style-name="ce14" table:formula="of:=[.F4]-[.F28]" office:value-type="float" office:value="0.0228571428571429" calcext:value-type="float">
            <text:p>0.0</text:p>
          </table:table-cell>
          <table:table-cell table:style-name="ce14" table:formula="of:=[.G4]-[.G28]" office:value-type="float" office:value="-0.111428571428571" calcext:value-type="float">
            <text:p>-0.1</text:p>
          </table:table-cell>
          <table:table-cell table:style-name="ce14" table:formula="of:=[.H4]-[.H28]" office:value-type="float" office:value="-0.102857142857143" calcext:value-type="float">
            <text:p>-0.1</text:p>
          </table:table-cell>
          <table:table-cell table:style-name="ce14" table:formula="of:=[.I4]-[.I28]" office:value-type="float" office:value="-0.102857142857143" calcext:value-type="float">
            <text:p>-0.1</text:p>
          </table:table-cell>
          <table:table-cell table:style-name="ce14" table:formula="of:=[.J4]-[.J28]" office:value-type="float" office:value="-0.12" calcext:value-type="float">
            <text:p>-0.1</text:p>
          </table:table-cell>
          <table:table-cell table:style-name="ce14" table:formula="of:=[.K4]-[.K28]" office:value-type="float" office:value="-0.18" calcext:value-type="float">
            <text:p>-0.2</text:p>
          </table:table-cell>
          <table:table-cell table:style-name="ce14" table:formula="of:=[.L4]-[.L28]" office:value-type="float" office:value="-0.0257142857142857" calcext:value-type="float">
            <text:p>0.0</text:p>
          </table:table-cell>
          <table:table-cell table:style-name="ce14" table:formula="of:=[.M4]-[.M28]" office:value-type="float" office:value="-0.274285714285714" calcext:value-type="float">
            <text:p>-0.3</text:p>
          </table:table-cell>
          <table:table-cell table:style-name="ce14" table:formula="of:=[.N4]-[.N28]" office:value-type="float" office:value="-0.111428571428571" calcext:value-type="float">
            <text:p>-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481_1500</text:p>
          </table:table-cell>
          <table:table-cell table:style-name="ce14" table:formula="of:=[.B5]-[.B29]" office:value-type="float" office:value="0.665714285714286" calcext:value-type="float">
            <text:p>0.7</text:p>
          </table:table-cell>
          <table:table-cell table:style-name="ce14" table:formula="of:=[.C5]-[.C29]" office:value-type="float" office:value="-2.13428571428571" calcext:value-type="float">
            <text:p>-2.1</text:p>
          </table:table-cell>
          <table:table-cell table:style-name="ce14" table:formula="of:=[.D5]-[.D29]" office:value-type="float" office:value="-0.128571428571429" calcext:value-type="float">
            <text:p>-0.1</text:p>
          </table:table-cell>
          <table:table-cell table:style-name="ce14" table:formula="of:=[.E5]-[.E29]" office:value-type="float" office:value="0.614285714285714" calcext:value-type="float">
            <text:p>0.6</text:p>
          </table:table-cell>
          <table:table-cell table:style-name="ce14" table:formula="of:=[.F5]-[.F29]" office:value-type="float" office:value="-1.93142857142857" calcext:value-type="float">
            <text:p>-1.9</text:p>
          </table:table-cell>
          <table:table-cell table:style-name="ce14" table:formula="of:=[.G5]-[.G29]" office:value-type="float" office:value="1.66571428571429" calcext:value-type="float">
            <text:p>1.7</text:p>
          </table:table-cell>
          <table:table-cell table:style-name="ce14" table:formula="of:=[.H5]-[.H29]" office:value-type="float" office:value="0.691428571428571" calcext:value-type="float">
            <text:p>0.7</text:p>
          </table:table-cell>
          <table:table-cell table:style-name="ce14" table:formula="of:=[.I5]-[.I29]" office:value-type="float" office:value="0.691428571428571" calcext:value-type="float">
            <text:p>0.7</text:p>
          </table:table-cell>
          <table:table-cell table:style-name="ce14" table:formula="of:=[.J5]-[.J29]" office:value-type="float" office:value="-0.36" calcext:value-type="float">
            <text:p>-0.4</text:p>
          </table:table-cell>
          <table:table-cell table:style-name="ce14" table:formula="of:=[.K5]-[.K29]" office:value-type="float" office:value="0.46" calcext:value-type="float">
            <text:p>0.5</text:p>
          </table:table-cell>
          <table:table-cell table:style-name="ce14" table:formula="of:=[.L5]-[.L29]" office:value-type="float" office:value="0.922857142857143" calcext:value-type="float">
            <text:p>0.9</text:p>
          </table:table-cell>
          <table:table-cell table:style-name="ce14" table:formula="of:=[.M5]-[.M29]" office:value-type="float" office:value="-0.822857142857143" calcext:value-type="float">
            <text:p>-0.8</text:p>
          </table:table-cell>
          <table:table-cell table:style-name="ce14" table:formula="of:=[.N5]-[.N29]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1501_1520</text:p>
          </table:table-cell>
          <table:table-cell table:style-name="ce14" table:formula="of:=[.B6]-[.B30]" office:value-type="float" office:value="0.702857142857143" calcext:value-type="float">
            <text:p>0.7</text:p>
          </table:table-cell>
          <table:table-cell table:style-name="ce14" table:formula="of:=[.C6]-[.C30]" office:value-type="float" office:value="0.102857142857143" calcext:value-type="float">
            <text:p>0.1</text:p>
          </table:table-cell>
          <table:table-cell table:style-name="ce14" table:formula="of:=[.D6]-[.D30]" office:value-type="float" office:value="-0.114285714285714" calcext:value-type="float">
            <text:p>-0.1</text:p>
          </table:table-cell>
          <table:table-cell table:style-name="ce14" table:formula="of:=[.E6]-[.E30]" office:value-type="float" office:value="-0.342857142857143" calcext:value-type="float">
            <text:p>-0.3</text:p>
          </table:table-cell>
          <table:table-cell table:style-name="ce14" table:formula="of:=[.F6]-[.F30]" office:value-type="float" office:value="0.394285714285714" calcext:value-type="float">
            <text:p>0.4</text:p>
          </table:table-cell>
          <table:table-cell table:style-name="ce14" table:formula="of:=[.G6]-[.G30]" office:value-type="float" office:value="-0.297142857142857" calcext:value-type="float">
            <text:p>-0.3</text:p>
          </table:table-cell>
          <table:table-cell table:style-name="ce14" table:formula="of:=[.H6]-[.H30]" office:value-type="float" office:value="-0.274285714285714" calcext:value-type="float">
            <text:p>-0.3</text:p>
          </table:table-cell>
          <table:table-cell table:style-name="ce14" table:formula="of:=[.I6]-[.I30]" office:value-type="float" office:value="-0.274285714285714" calcext:value-type="float">
            <text:p>-0.3</text:p>
          </table:table-cell>
          <table:table-cell table:style-name="ce14" table:formula="of:=[.J6]-[.J30]" office:value-type="float" office:value="-0.32" calcext:value-type="float">
            <text:p>-0.3</text:p>
          </table:table-cell>
          <table:table-cell table:style-name="ce14" table:formula="of:=[.K6]-[.K30]" office:value-type="float" office:value="1.52" calcext:value-type="float">
            <text:p>1.5</text:p>
          </table:table-cell>
          <table:table-cell table:style-name="ce14" table:formula="of:=[.L6]-[.L30]" office:value-type="float" office:value="-0.0685714285714286" calcext:value-type="float">
            <text:p>-0.1</text:p>
          </table:table-cell>
          <table:table-cell table:style-name="ce14" table:formula="of:=[.M6]-[.M30]" office:value-type="float" office:value="-0.731428571428571" calcext:value-type="float">
            <text:p>-0.7</text:p>
          </table:table-cell>
          <table:table-cell table:style-name="ce14" table:formula="of:=[.N6]-[.N30]" office:value-type="float" office:value="-0.297142857142857" calcext:value-type="float">
            <text:p>-0.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1521_1540</text:p>
          </table:table-cell>
          <table:table-cell table:style-name="ce14" table:formula="of:=[.B7]-[.B31]" office:value-type="float" office:value="0.517142857142857" calcext:value-type="float">
            <text:p>0.5</text:p>
          </table:table-cell>
          <table:table-cell table:style-name="ce14" table:formula="of:=[.C7]-[.C31]" office:value-type="float" office:value="-2.08285714285714" calcext:value-type="float">
            <text:p>-2.1</text:p>
          </table:table-cell>
          <table:table-cell table:style-name="ce14" table:formula="of:=[.D7]-[.D31]" office:value-type="float" office:value="0.814285714285714" calcext:value-type="float">
            <text:p>0.8</text:p>
          </table:table-cell>
          <table:table-cell table:style-name="ce14" table:formula="of:=[.E7]-[.E31]" office:value-type="float" office:value="0.442857142857143" calcext:value-type="float">
            <text:p>0.4</text:p>
          </table:table-cell>
          <table:table-cell table:style-name="ce14" table:formula="of:=[.F7]-[.F31]" office:value-type="float" office:value="-0.234285714285714" calcext:value-type="float">
            <text:p>-0.2</text:p>
          </table:table-cell>
          <table:table-cell table:style-name="ce14" table:formula="of:=[.G7]-[.G31]" office:value-type="float" office:value="-0.482857142857143" calcext:value-type="float">
            <text:p>-0.5</text:p>
          </table:table-cell>
          <table:table-cell table:style-name="ce14" table:formula="of:=[.H7]-[.H31]" office:value-type="float" office:value="-0.445714285714286" calcext:value-type="float">
            <text:p>-0.4</text:p>
          </table:table-cell>
          <table:table-cell table:style-name="ce14" table:formula="of:=[.I7]-[.I31]" office:value-type="float" office:value="0.554285714285714" calcext:value-type="float">
            <text:p>0.6</text:p>
          </table:table-cell>
          <table:table-cell table:style-name="ce14" table:formula="of:=[.J7]-[.J31]" office:value-type="float" office:value="-0.52" calcext:value-type="float">
            <text:p>-0.5</text:p>
          </table:table-cell>
          <table:table-cell table:style-name="ce14" table:formula="of:=[.K7]-[.K31]" office:value-type="float" office:value="1.22" calcext:value-type="float">
            <text:p>1.2</text:p>
          </table:table-cell>
          <table:table-cell table:style-name="ce14" table:formula="of:=[.L7]-[.L31]" office:value-type="float" office:value="0.888571428571428" calcext:value-type="float">
            <text:p>0.9</text:p>
          </table:table-cell>
          <table:table-cell table:style-name="ce14" table:formula="of:=[.M7]-[.M31]" office:value-type="float" office:value="-1.18857142857143" calcext:value-type="float">
            <text:p>-1.2</text:p>
          </table:table-cell>
          <table:table-cell table:style-name="ce14" table:formula="of:=[.N7]-[.N31]" office:value-type="float" office:value="0.517142857142857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1541_1560</text:p>
          </table:table-cell>
          <table:table-cell table:style-name="ce14" table:formula="of:=[.B8]-[.B32]" office:value-type="float" office:value="0.665714285714286" calcext:value-type="float">
            <text:p>0.7</text:p>
          </table:table-cell>
          <table:table-cell table:style-name="ce14" table:formula="of:=[.C8]-[.C32]" office:value-type="float" office:value="-0.134285714285714" calcext:value-type="float">
            <text:p>-0.1</text:p>
          </table:table-cell>
          <table:table-cell table:style-name="ce14" table:formula="of:=[.D8]-[.D32]" office:value-type="float" office:value="0.871428571428571" calcext:value-type="float">
            <text:p>0.9</text:p>
          </table:table-cell>
          <table:table-cell table:style-name="ce14" table:formula="of:=[.E8]-[.E32]" office:value-type="float" office:value="-0.385714285714286" calcext:value-type="float">
            <text:p>-0.4</text:p>
          </table:table-cell>
          <table:table-cell table:style-name="ce14" table:formula="of:=[.F8]-[.F32]" office:value-type="float" office:value="0.0685714285714285" calcext:value-type="float">
            <text:p>0.1</text:p>
          </table:table-cell>
          <table:table-cell table:style-name="ce14" table:formula="of:=[.G8]-[.G32]" office:value-type="float" office:value="1.66571428571429" calcext:value-type="float">
            <text:p>1.7</text:p>
          </table:table-cell>
          <table:table-cell table:style-name="ce14" table:formula="of:=[.H8]-[.H32]" office:value-type="float" office:value="-0.308571428571429" calcext:value-type="float">
            <text:p>-0.3</text:p>
          </table:table-cell>
          <table:table-cell table:style-name="ce14" table:formula="of:=[.I8]-[.I32]" office:value-type="float" office:value="-0.308571428571429" calcext:value-type="float">
            <text:p>-0.3</text:p>
          </table:table-cell>
          <table:table-cell table:style-name="ce14" table:formula="of:=[.J8]-[.J32]" office:value-type="float" office:value="-0.36" calcext:value-type="float">
            <text:p>-0.4</text:p>
          </table:table-cell>
          <table:table-cell table:style-name="ce14" table:formula="of:=[.K8]-[.K32]" office:value-type="float" office:value="-0.54" calcext:value-type="float">
            <text:p>-0.5</text:p>
          </table:table-cell>
          <table:table-cell table:style-name="ce14" table:formula="of:=[.L8]-[.L32]" office:value-type="float" office:value="-0.0771428571428571" calcext:value-type="float">
            <text:p>-0.1</text:p>
          </table:table-cell>
          <table:table-cell table:style-name="ce14" table:formula="of:=[.M8]-[.M32]" office:value-type="float" office:value="-0.822857142857143" calcext:value-type="float">
            <text:p>-0.8</text:p>
          </table:table-cell>
          <table:table-cell table:style-name="ce14" table:formula="of:=[.N8]-[.N32]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1561_1580</text:p>
          </table:table-cell>
          <table:table-cell table:style-name="ce14" table:formula="of:=[.B9]-[.B33]" office:value-type="float" office:value="2.07142857142857" calcext:value-type="float">
            <text:p>2.1</text:p>
          </table:table-cell>
          <table:table-cell table:style-name="ce14" table:formula="of:=[.C9]-[.C33]" office:value-type="float" office:value="1.07142857142857" calcext:value-type="float">
            <text:p>1.1</text:p>
          </table:table-cell>
          <table:table-cell table:style-name="ce14" table:formula="of:=[.D9]-[.D33]" office:value-type="float" office:value="-0.357142857142857" calcext:value-type="float">
            <text:p>-0.4</text:p>
          </table:table-cell>
          <table:table-cell table:style-name="ce14" table:formula="of:=[.E9]-[.E33]" office:value-type="float" office:value="-0.0714285714285714" calcext:value-type="float">
            <text:p>-0.1</text:p>
          </table:table-cell>
          <table:table-cell table:style-name="ce14" table:formula="of:=[.F9]-[.F33]" office:value-type="float" office:value="-1.14285714285714" calcext:value-type="float">
            <text:p>-1.1</text:p>
          </table:table-cell>
          <table:table-cell table:style-name="ce14" table:formula="of:=[.G9]-[.G33]" office:value-type="float" office:value="0.0714285714285714" calcext:value-type="float">
            <text:p>0.1</text:p>
          </table:table-cell>
          <table:table-cell table:style-name="ce14" table:formula="of:=[.H9]-[.H33]" office:value-type="float" office:value="2.14285714285714" calcext:value-type="float">
            <text:p>2.1</text:p>
          </table:table-cell>
          <table:table-cell table:style-name="ce14" table:formula="of:=[.I9]-[.I33]" office:value-type="float" office:value="-0.857142857142857" calcext:value-type="float">
            <text:p>-0.9</text:p>
          </table:table-cell>
          <table:table-cell table:style-name="ce14" table:formula="of:=[.J9]-[.J33]" office:value-type="float" office:value="-1" calcext:value-type="float">
            <text:p>-1.0</text:p>
          </table:table-cell>
          <table:table-cell table:style-name="ce14" table:formula="of:=[.K9]-[.K33]" office:value-type="float" office:value="-1.5" calcext:value-type="float">
            <text:p>-1.5</text:p>
          </table:table-cell>
          <table:table-cell table:style-name="ce14" table:formula="of:=[.L9]-[.L33]" office:value-type="float" office:value="-0.214285714285714" calcext:value-type="float">
            <text:p>-0.2</text:p>
          </table:table-cell>
          <table:table-cell table:style-name="ce14" table:formula="of:=[.M9]-[.M33]" office:value-type="float" office:value="-0.285714285714286" calcext:value-type="float">
            <text:p>-0.3</text:p>
          </table:table-cell>
          <table:table-cell table:style-name="ce14" table:formula="of:=[.N9]-[.N33]" office:value-type="float" office:value="0.0714285714285714" calcext:value-type="float">
            <text:p>0.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1581_1600</text:p>
          </table:table-cell>
          <table:table-cell table:style-name="ce14" table:formula="of:=[.B10]-[.B34]" office:value-type="float" office:value="-0.445714285714286" calcext:value-type="float">
            <text:p>-0.4</text:p>
          </table:table-cell>
          <table:table-cell table:style-name="ce14" table:formula="of:=[.C10]-[.C34]" office:value-type="float" office:value="0.154285714285714" calcext:value-type="float">
            <text:p>0.2</text:p>
          </table:table-cell>
          <table:table-cell table:style-name="ce14" table:formula="of:=[.D10]-[.D34]" office:value-type="float" office:value="-0.171428571428571" calcext:value-type="float">
            <text:p>-0.2</text:p>
          </table:table-cell>
          <table:table-cell table:style-name="ce14" table:formula="of:=[.E10]-[.E34]" office:value-type="float" office:value="1.48571428571429" calcext:value-type="float">
            <text:p>1.5</text:p>
          </table:table-cell>
          <table:table-cell table:style-name="ce14" table:formula="of:=[.F10]-[.F34]" office:value-type="float" office:value="-1.90857142857143" calcext:value-type="float">
            <text:p>-1.9</text:p>
          </table:table-cell>
          <table:table-cell table:style-name="ce14" table:formula="of:=[.G10]-[.G34]" office:value-type="float" office:value="0.554285714285714" calcext:value-type="float">
            <text:p>0.6</text:p>
          </table:table-cell>
          <table:table-cell table:style-name="ce14" table:formula="of:=[.H10]-[.H34]" office:value-type="float" office:value="0.588571428571429" calcext:value-type="float">
            <text:p>0.6</text:p>
          </table:table-cell>
          <table:table-cell table:style-name="ce14" table:formula="of:=[.I10]-[.I34]" office:value-type="float" office:value="-0.411428571428571" calcext:value-type="float">
            <text:p>-0.4</text:p>
          </table:table-cell>
          <table:table-cell table:style-name="ce14" table:formula="of:=[.J10]-[.J34]" office:value-type="float" office:value="0.52" calcext:value-type="float">
            <text:p>0.5</text:p>
          </table:table-cell>
          <table:table-cell table:style-name="ce14" table:formula="of:=[.K10]-[.K34]" office:value-type="float" office:value="0.28" calcext:value-type="float">
            <text:p>0.3</text:p>
          </table:table-cell>
          <table:table-cell table:style-name="ce14" table:formula="of:=[.L10]-[.L34]" office:value-type="float" office:value="-0.102857142857143" calcext:value-type="float">
            <text:p>-0.1</text:p>
          </table:table-cell>
          <table:table-cell table:style-name="ce14" table:formula="of:=[.M10]-[.M34]" office:value-type="float" office:value="-0.0971428571428572" calcext:value-type="float">
            <text:p>-0.1</text:p>
          </table:table-cell>
          <table:table-cell table:style-name="ce14" table:formula="of:=[.N10]-[.N34]" office:value-type="float" office:value="-0.445714285714286" calcext:value-type="float">
            <text:p>-0.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1601_1620</text:p>
          </table:table-cell>
          <table:table-cell table:style-name="ce14" table:formula="of:=[.B11]-[.B35]" office:value-type="float" office:value="2.40285714285714" calcext:value-type="float">
            <text:p>2.4</text:p>
          </table:table-cell>
          <table:table-cell table:style-name="ce14" table:formula="of:=[.C11]-[.C35]" office:value-type="float" office:value="-5.19714285714286" calcext:value-type="float">
            <text:p>-5.2</text:p>
          </table:table-cell>
          <table:table-cell table:style-name="ce14" table:formula="of:=[.D11]-[.D35]" office:value-type="float" office:value="0.385714285714286" calcext:value-type="float">
            <text:p>0.4</text:p>
          </table:table-cell>
          <table:table-cell table:style-name="ce14" table:formula="of:=[.E11]-[.E35]" office:value-type="float" office:value="0.157142857142857" calcext:value-type="float">
            <text:p>0.2</text:p>
          </table:table-cell>
          <table:table-cell table:style-name="ce14" table:formula="of:=[.F11]-[.F35]" office:value-type="float" office:value="-3.00571428571429" calcext:value-type="float">
            <text:p>-3.0</text:p>
          </table:table-cell>
          <table:table-cell table:style-name="ce14" table:formula="of:=[.G11]-[.G35]" office:value-type="float" office:value="3.40285714285714" calcext:value-type="float">
            <text:p>3.4</text:p>
          </table:table-cell>
          <table:table-cell table:style-name="ce14" table:formula="of:=[.H11]-[.H35]" office:value-type="float" office:value="-1.47428571428571" calcext:value-type="float">
            <text:p>-1.5</text:p>
          </table:table-cell>
          <table:table-cell table:style-name="ce14" table:formula="of:=[.I11]-[.I35]" office:value-type="float" office:value="1.52571428571429" calcext:value-type="float">
            <text:p>1.5</text:p>
          </table:table-cell>
          <table:table-cell table:style-name="ce14" table:formula="of:=[.J11]-[.J35]" office:value-type="float" office:value="-0.72" calcext:value-type="float">
            <text:p>-0.7</text:p>
          </table:table-cell>
          <table:table-cell table:style-name="ce14" table:formula="of:=[.K11]-[.K35]" office:value-type="float" office:value="3.42" calcext:value-type="float">
            <text:p>3.4</text:p>
          </table:table-cell>
          <table:table-cell table:style-name="ce14" table:formula="of:=[.L11]-[.L35]" office:value-type="float" office:value="-0.368571428571429" calcext:value-type="float">
            <text:p>-0.4</text:p>
          </table:table-cell>
          <table:table-cell table:style-name="ce14" table:formula="of:=[.M11]-[.M35]" office:value-type="float" office:value="0.0685714285714285" calcext:value-type="float">
            <text:p>0.1</text:p>
          </table:table-cell>
          <table:table-cell table:style-name="ce14" table:formula="of:=[.N11]-[.N35]" office:value-type="float" office:value="-0.597142857142857" calcext:value-type="float">
            <text:p>-0.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1621_1640</text:p>
          </table:table-cell>
          <table:table-cell table:style-name="ce14" table:formula="of:=[.B12]-[.B36]" office:value-type="float" office:value="1.25714285714286" calcext:value-type="float">
            <text:p>1.3</text:p>
          </table:table-cell>
          <table:table-cell table:style-name="ce14" table:formula="of:=[.C12]-[.C36]" office:value-type="float" office:value="-0.742857142857143" calcext:value-type="float">
            <text:p>-0.7</text:p>
          </table:table-cell>
          <table:table-cell table:style-name="ce14" table:formula="of:=[.D12]-[.D36]" office:value-type="float" office:value="-0.285714285714286" calcext:value-type="float">
            <text:p>-0.3</text:p>
          </table:table-cell>
          <table:table-cell table:style-name="ce14" table:formula="of:=[.E12]-[.E36]" office:value-type="float" office:value="-0.857142857142857" calcext:value-type="float">
            <text:p>-0.9</text:p>
          </table:table-cell>
          <table:table-cell table:style-name="ce14" table:formula="of:=[.F12]-[.F36]" office:value-type="float" office:value="1.48571428571429" calcext:value-type="float">
            <text:p>1.5</text:p>
          </table:table-cell>
          <table:table-cell table:style-name="ce14" table:formula="of:=[.G12]-[.G36]" office:value-type="float" office:value="0.257142857142857" calcext:value-type="float">
            <text:p>0.3</text:p>
          </table:table-cell>
          <table:table-cell table:style-name="ce14" table:formula="of:=[.H12]-[.H36]" office:value-type="float" office:value="1.31428571428571" calcext:value-type="float">
            <text:p>1.3</text:p>
          </table:table-cell>
          <table:table-cell table:style-name="ce14" table:formula="of:=[.I12]-[.I36]" office:value-type="float" office:value="-0.685714285714286" calcext:value-type="float">
            <text:p>-0.7</text:p>
          </table:table-cell>
          <table:table-cell table:style-name="ce14" table:formula="of:=[.J12]-[.J36]" office:value-type="float" office:value="1.2" calcext:value-type="float">
            <text:p>1.2</text:p>
          </table:table-cell>
          <table:table-cell table:style-name="ce14" table:formula="of:=[.K12]-[.K36]" office:value-type="float" office:value="-1.2" calcext:value-type="float">
            <text:p>-1.2</text:p>
          </table:table-cell>
          <table:table-cell table:style-name="ce14" table:formula="of:=[.L12]-[.L36]" office:value-type="float" office:value="-0.171428571428571" calcext:value-type="float">
            <text:p>-0.2</text:p>
          </table:table-cell>
          <table:table-cell table:style-name="ce14" table:formula="of:=[.M12]-[.M36]" office:value-type="float" office:value="-0.828571428571429" calcext:value-type="float">
            <text:p>-0.8</text:p>
          </table:table-cell>
          <table:table-cell table:style-name="ce14" table:formula="of:=[.N12]-[.N36]" office:value-type="float" office:value="-0.742857142857143" calcext:value-type="float">
            <text:p>-0.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1641_1660</text:p>
          </table:table-cell>
          <table:table-cell table:style-name="ce14" table:formula="of:=[.B13]-[.B37]" office:value-type="float" office:value="-0.668571428571429" calcext:value-type="float">
            <text:p>-0.7</text:p>
          </table:table-cell>
          <table:table-cell table:style-name="ce14" table:formula="of:=[.C13]-[.C37]" office:value-type="float" office:value="-1.26857142857143" calcext:value-type="float">
            <text:p>-1.3</text:p>
          </table:table-cell>
          <table:table-cell table:style-name="ce14" table:formula="of:=[.D13]-[.D37]" office:value-type="float" office:value="0.742857142857143" calcext:value-type="float">
            <text:p>0.7</text:p>
          </table:table-cell>
          <table:table-cell table:style-name="ce14" table:formula="of:=[.E13]-[.E37]" office:value-type="float" office:value="0.228571428571429" calcext:value-type="float">
            <text:p>0.2</text:p>
          </table:table-cell>
          <table:table-cell table:style-name="ce14" table:formula="of:=[.F13]-[.F37]" office:value-type="float" office:value="0.137142857142857" calcext:value-type="float">
            <text:p>0.1</text:p>
          </table:table-cell>
          <table:table-cell table:style-name="ce14" table:formula="of:=[.G13]-[.G37]" office:value-type="float" office:value="-0.668571428571429" calcext:value-type="float">
            <text:p>-0.7</text:p>
          </table:table-cell>
          <table:table-cell table:style-name="ce14" table:formula="of:=[.H13]-[.H37]" office:value-type="float" office:value="1.38285714285714" calcext:value-type="float">
            <text:p>1.4</text:p>
          </table:table-cell>
          <table:table-cell table:style-name="ce14" table:formula="of:=[.I13]-[.I37]" office:value-type="float" office:value="0.382857142857143" calcext:value-type="float">
            <text:p>0.4</text:p>
          </table:table-cell>
          <table:table-cell table:style-name="ce14" table:formula="of:=[.J13]-[.J37]" office:value-type="float" office:value="0.28" calcext:value-type="float">
            <text:p>0.3</text:p>
          </table:table-cell>
          <table:table-cell table:style-name="ce14" table:formula="of:=[.K13]-[.K37]" office:value-type="float" office:value="-1.08" calcext:value-type="float">
            <text:p>-1.1</text:p>
          </table:table-cell>
          <table:table-cell table:style-name="ce14" table:formula="of:=[.L13]-[.L37]" office:value-type="float" office:value="-0.154285714285714" calcext:value-type="float">
            <text:p>-0.2</text:p>
          </table:table-cell>
          <table:table-cell table:style-name="ce14" table:formula="of:=[.M13]-[.M37]" office:value-type="float" office:value="1.35428571428571" calcext:value-type="float">
            <text:p>1.4</text:p>
          </table:table-cell>
          <table:table-cell table:style-name="ce14" table:formula="of:=[.N13]-[.N37]" office:value-type="float" office:value="-0.668571428571429" calcext:value-type="float">
            <text:p>-0.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1661_1680</text:p>
          </table:table-cell>
          <table:table-cell table:style-name="ce14" table:formula="of:=[.B14]-[.B38]" office:value-type="float" office:value="-0.482857142857143" calcext:value-type="float">
            <text:p>-0.5</text:p>
          </table:table-cell>
          <table:table-cell table:style-name="ce14" table:formula="of:=[.C14]-[.C38]" office:value-type="float" office:value="1.91714285714286" calcext:value-type="float">
            <text:p>1.9</text:p>
          </table:table-cell>
          <table:table-cell table:style-name="ce14" table:formula="of:=[.D14]-[.D38]" office:value-type="float" office:value="-0.185714285714286" calcext:value-type="float">
            <text:p>-0.2</text:p>
          </table:table-cell>
          <table:table-cell table:style-name="ce14" table:formula="of:=[.E14]-[.E38]" office:value-type="float" office:value="-0.557142857142857" calcext:value-type="float">
            <text:p>-0.6</text:p>
          </table:table-cell>
          <table:table-cell table:style-name="ce14" table:formula="of:=[.F14]-[.F38]" office:value-type="float" office:value="1.76571428571429" calcext:value-type="float">
            <text:p>1.8</text:p>
          </table:table-cell>
          <table:table-cell table:style-name="ce14" table:formula="of:=[.G14]-[.G38]" office:value-type="float" office:value="-0.482857142857143" calcext:value-type="float">
            <text:p>-0.5</text:p>
          </table:table-cell>
          <table:table-cell table:style-name="ce14" table:formula="of:=[.H14]-[.H38]" office:value-type="float" office:value="-0.445714285714286" calcext:value-type="float">
            <text:p>-0.4</text:p>
          </table:table-cell>
          <table:table-cell table:style-name="ce14" table:formula="of:=[.I14]-[.I38]" office:value-type="float" office:value="-0.445714285714286" calcext:value-type="float">
            <text:p>-0.4</text:p>
          </table:table-cell>
          <table:table-cell table:style-name="ce14" table:formula="of:=[.J14]-[.J38]" office:value-type="float" office:value="0.48" calcext:value-type="float">
            <text:p>0.5</text:p>
          </table:table-cell>
          <table:table-cell table:style-name="ce14" table:formula="of:=[.K14]-[.K38]" office:value-type="float" office:value="-0.78" calcext:value-type="float">
            <text:p>-0.8</text:p>
          </table:table-cell>
          <table:table-cell table:style-name="ce14" table:formula="of:=[.L14]-[.L38]" office:value-type="float" office:value="-0.111428571428571" calcext:value-type="float">
            <text:p>-0.1</text:p>
          </table:table-cell>
          <table:table-cell table:style-name="ce14" table:formula="of:=[.M14]-[.M38]" office:value-type="float" office:value="-0.188571428571429" calcext:value-type="float">
            <text:p>-0.2</text:p>
          </table:table-cell>
          <table:table-cell table:style-name="ce14" table:formula="of:=[.N14]-[.N38]" office:value-type="float" office:value="-0.482857142857143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1681_1700</text:p>
          </table:table-cell>
          <table:table-cell table:style-name="ce14" table:formula="of:=[.B15]-[.B39]" office:value-type="float" office:value="-0.557142857142857" calcext:value-type="float">
            <text:p>-0.6</text:p>
          </table:table-cell>
          <table:table-cell table:style-name="ce14" table:formula="of:=[.C15]-[.C39]" office:value-type="float" office:value="1.44285714285714" calcext:value-type="float">
            <text:p>1.4</text:p>
          </table:table-cell>
          <table:table-cell table:style-name="ce14" table:formula="of:=[.D15]-[.D39]" office:value-type="float" office:value="-0.214285714285714" calcext:value-type="float">
            <text:p>-0.2</text:p>
          </table:table-cell>
          <table:table-cell table:style-name="ce14" table:formula="of:=[.E15]-[.E39]" office:value-type="float" office:value="1.35714285714286" calcext:value-type="float">
            <text:p>1.4</text:p>
          </table:table-cell>
          <table:table-cell table:style-name="ce14" table:formula="of:=[.F15]-[.F39]" office:value-type="float" office:value="1.11428571428571" calcext:value-type="float">
            <text:p>1.1</text:p>
          </table:table-cell>
          <table:table-cell table:style-name="ce14" table:formula="of:=[.G15]-[.G39]" office:value-type="float" office:value="-0.557142857142857" calcext:value-type="float">
            <text:p>-0.6</text:p>
          </table:table-cell>
          <table:table-cell table:style-name="ce14" table:formula="of:=[.H15]-[.H39]" office:value-type="float" office:value="-0.514285714285714" calcext:value-type="float">
            <text:p>-0.5</text:p>
          </table:table-cell>
          <table:table-cell table:style-name="ce14" table:formula="of:=[.I15]-[.I39]" office:value-type="float" office:value="0.485714285714286" calcext:value-type="float">
            <text:p>0.5</text:p>
          </table:table-cell>
          <table:table-cell table:style-name="ce14" table:formula="of:=[.J15]-[.J39]" office:value-type="float" office:value="-0.6" calcext:value-type="float">
            <text:p>-0.6</text:p>
          </table:table-cell>
          <table:table-cell table:style-name="ce14" table:formula="of:=[.K15]-[.K39]" office:value-type="float" office:value="-0.9" calcext:value-type="float">
            <text:p>-0.9</text:p>
          </table:table-cell>
          <table:table-cell table:style-name="ce14" table:formula="of:=[.L15]-[.L39]" office:value-type="float" office:value="-0.128571428571429" calcext:value-type="float">
            <text:p>-0.1</text:p>
          </table:table-cell>
          <table:table-cell table:style-name="ce14" table:formula="of:=[.M15]-[.M39]" office:value-type="float" office:value="-0.371428571428571" calcext:value-type="float">
            <text:p>-0.4</text:p>
          </table:table-cell>
          <table:table-cell table:style-name="ce14" table:formula="of:=[.N15]-[.N39]" office:value-type="float" office:value="-0.557142857142857" calcext:value-type="float">
            <text:p>-0.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1701_1720</text:p>
          </table:table-cell>
          <table:table-cell table:style-name="ce14" table:formula="of:=[.B16]-[.B40]" office:value-type="float" office:value="-1.52285714285714" calcext:value-type="float">
            <text:p>-1.5</text:p>
          </table:table-cell>
          <table:table-cell table:style-name="ce14" table:formula="of:=[.C16]-[.C40]" office:value-type="float" office:value="-0.722857142857142" calcext:value-type="float">
            <text:p>-0.7</text:p>
          </table:table-cell>
          <table:table-cell table:style-name="ce14" table:formula="of:=[.D16]-[.D40]" office:value-type="float" office:value="-0.585714285714286" calcext:value-type="float">
            <text:p>-0.6</text:p>
          </table:table-cell>
          <table:table-cell table:style-name="ce14" table:formula="of:=[.E16]-[.E40]" office:value-type="float" office:value="-0.757142857142857" calcext:value-type="float">
            <text:p>-0.8</text:p>
          </table:table-cell>
          <table:table-cell table:style-name="ce14" table:formula="of:=[.F16]-[.F40]" office:value-type="float" office:value="1.64571428571429" calcext:value-type="float">
            <text:p>1.6</text:p>
          </table:table-cell>
          <table:table-cell table:style-name="ce14" table:formula="of:=[.G16]-[.G40]" office:value-type="float" office:value="-1.52285714285714" calcext:value-type="float">
            <text:p>-1.5</text:p>
          </table:table-cell>
          <table:table-cell table:style-name="ce14" table:formula="of:=[.H16]-[.H40]" office:value-type="float" office:value="0.594285714285714" calcext:value-type="float">
            <text:p>0.6</text:p>
          </table:table-cell>
          <table:table-cell table:style-name="ce14" table:formula="of:=[.I16]-[.I40]" office:value-type="float" office:value="-1.40571428571429" calcext:value-type="float">
            <text:p>-1.4</text:p>
          </table:table-cell>
          <table:table-cell table:style-name="ce14" table:formula="of:=[.J16]-[.J40]" office:value-type="float" office:value="1.36" calcext:value-type="float">
            <text:p>1.4</text:p>
          </table:table-cell>
          <table:table-cell table:style-name="ce14" table:formula="of:=[.K16]-[.K40]" office:value-type="float" office:value="0.54" calcext:value-type="float">
            <text:p>0.5</text:p>
          </table:table-cell>
          <table:table-cell table:style-name="ce14" table:formula="of:=[.L16]-[.L40]" office:value-type="float" office:value="-0.351428571428571" calcext:value-type="float">
            <text:p>-0.4</text:p>
          </table:table-cell>
          <table:table-cell table:style-name="ce14" table:formula="of:=[.M16]-[.M40]" office:value-type="float" office:value="3.25142857142857" calcext:value-type="float">
            <text:p>3.3</text:p>
          </table:table-cell>
          <table:table-cell table:style-name="ce14" table:formula="of:=[.N16]-[.N40]" office:value-type="float" office:value="-0.522857142857143" calcext:value-type="float">
            <text:p>-0.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1721_1740</text:p>
          </table:table-cell>
          <table:table-cell table:style-name="ce14" table:formula="of:=[.B17]-[.B41]" office:value-type="float" office:value="-1.85714285714286" calcext:value-type="float">
            <text:p>-1.9</text:p>
          </table:table-cell>
          <table:table-cell table:style-name="ce14" table:formula="of:=[.C17]-[.C41]" office:value-type="float" office:value="6.14285714285714" calcext:value-type="float">
            <text:p>6.1</text:p>
          </table:table-cell>
          <table:table-cell table:style-name="ce14" table:formula="of:=[.D17]-[.D41]" office:value-type="float" office:value="-0.714285714285714" calcext:value-type="float">
            <text:p>-0.7</text:p>
          </table:table-cell>
          <table:table-cell table:style-name="ce14" table:formula="of:=[.E17]-[.E41]" office:value-type="float" office:value="-1.14285714285714" calcext:value-type="float">
            <text:p>-1.1</text:p>
          </table:table-cell>
          <table:table-cell table:style-name="ce14" table:formula="of:=[.F17]-[.F41]" office:value-type="float" office:value="-2.28571428571428" calcext:value-type="float">
            <text:p>-2.3</text:p>
          </table:table-cell>
          <table:table-cell table:style-name="ce14" table:formula="of:=[.G17]-[.G41]" office:value-type="float" office:value="-1.85714285714286" calcext:value-type="float">
            <text:p>-1.9</text:p>
          </table:table-cell>
          <table:table-cell table:style-name="ce14" table:formula="of:=[.H17]-[.H41]" office:value-type="float" office:value="-0.714285714285714" calcext:value-type="float">
            <text:p>-0.7</text:p>
          </table:table-cell>
          <table:table-cell table:style-name="ce14" table:formula="of:=[.I17]-[.I41]" office:value-type="float" office:value="-0.714285714285714" calcext:value-type="float">
            <text:p>-0.7</text:p>
          </table:table-cell>
          <table:table-cell table:style-name="ce14" table:formula="of:=[.J17]-[.J41]" office:value-type="float" office:value="0" calcext:value-type="float">
            <text:p>0.0</text:p>
          </table:table-cell>
          <table:table-cell table:style-name="ce14" table:formula="of:=[.K17]-[.K41]" office:value-type="float" office:value="-2" calcext:value-type="float">
            <text:p>-2.0</text:p>
          </table:table-cell>
          <table:table-cell table:style-name="ce14" table:formula="of:=[.L17]-[.L41]" office:value-type="float" office:value="0.571428571428571" calcext:value-type="float">
            <text:p>0.6</text:p>
          </table:table-cell>
          <table:table-cell table:style-name="ce14" table:formula="of:=[.M17]-[.M41]" office:value-type="float" office:value="2.42857142857143" calcext:value-type="float">
            <text:p>2.4</text:p>
          </table:table-cell>
          <table:table-cell table:style-name="ce14" table:formula="of:=[.N17]-[.N41]" office:value-type="float" office:value="2.14285714285714" calcext:value-type="float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1741_1760</text:p>
          </table:table-cell>
          <table:table-cell table:style-name="ce14" table:formula="of:=[.B18]-[.B42]" office:value-type="float" office:value="-1.22571428571429" calcext:value-type="float">
            <text:p>-1.2</text:p>
          </table:table-cell>
          <table:table-cell table:style-name="ce14" table:formula="of:=[.C18]-[.C42]" office:value-type="float" office:value="1.17428571428571" calcext:value-type="float">
            <text:p>1.2</text:p>
          </table:table-cell>
          <table:table-cell table:style-name="ce14" table:formula="of:=[.D18]-[.D42]" office:value-type="float" office:value="0.528571428571429" calcext:value-type="float">
            <text:p>0.5</text:p>
          </table:table-cell>
          <table:table-cell table:style-name="ce14" table:formula="of:=[.E18]-[.E42]" office:value-type="float" office:value="-1.41428571428571" calcext:value-type="float">
            <text:p>-1.4</text:p>
          </table:table-cell>
          <table:table-cell table:style-name="ce14" table:formula="of:=[.F18]-[.F42]" office:value-type="float" office:value="3.25142857142857" calcext:value-type="float">
            <text:p>3.3</text:p>
          </table:table-cell>
          <table:table-cell table:style-name="ce14" table:formula="of:=[.G18]-[.G42]" office:value-type="float" office:value="-0.225714285714286" calcext:value-type="float">
            <text:p>-0.2</text:p>
          </table:table-cell>
          <table:table-cell table:style-name="ce14" table:formula="of:=[.H18]-[.H42]" office:value-type="float" office:value="-1.13142857142857" calcext:value-type="float">
            <text:p>-1.1</text:p>
          </table:table-cell>
          <table:table-cell table:style-name="ce14" table:formula="of:=[.I18]-[.I42]" office:value-type="float" office:value="1.86857142857143" calcext:value-type="float">
            <text:p>1.9</text:p>
          </table:table-cell>
          <table:table-cell table:style-name="ce14" table:formula="of:=[.J18]-[.J42]" office:value-type="float" office:value="-1.32" calcext:value-type="float">
            <text:p>-1.3</text:p>
          </table:table-cell>
          <table:table-cell table:style-name="ce14" table:formula="of:=[.K18]-[.K42]" office:value-type="float" office:value="-0.98" calcext:value-type="float">
            <text:p>-1.0</text:p>
          </table:table-cell>
          <table:table-cell table:style-name="ce14" table:formula="of:=[.L18]-[.L42]" office:value-type="float" office:value="-0.282857142857143" calcext:value-type="float">
            <text:p>-0.3</text:p>
          </table:table-cell>
          <table:table-cell table:style-name="ce14" table:formula="of:=[.M18]-[.M42]" office:value-type="float" office:value="-0.0171428571428573" calcext:value-type="float">
            <text:p>0.0</text:p>
          </table:table-cell>
          <table:table-cell table:style-name="ce14" table:formula="of:=[.N18]-[.N42]" office:value-type="float" office:value="-0.225714285714286" calcext:value-type="float">
            <text:p>-0.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1761_1780</text:p>
          </table:table-cell>
          <table:table-cell table:style-name="ce14" table:formula="of:=[.B19]-[.B43]" office:value-type="float" office:value="-1.33714285714286" calcext:value-type="float">
            <text:p>-1.3</text:p>
          </table:table-cell>
          <table:table-cell table:style-name="ce14" table:formula="of:=[.C19]-[.C43]" office:value-type="float" office:value="-1.53714285714286" calcext:value-type="float">
            <text:p>-1.5</text:p>
          </table:table-cell>
          <table:table-cell table:style-name="ce14" table:formula="of:=[.D19]-[.D43]" office:value-type="float" office:value="-0.514285714285714" calcext:value-type="float">
            <text:p>-0.5</text:p>
          </table:table-cell>
          <table:table-cell table:style-name="ce14" table:formula="of:=[.E19]-[.E43]" office:value-type="float" office:value="0.457142857142857" calcext:value-type="float">
            <text:p>0.5</text:p>
          </table:table-cell>
          <table:table-cell table:style-name="ce14" table:formula="of:=[.F19]-[.F43]" office:value-type="float" office:value="1.27428571428571" calcext:value-type="float">
            <text:p>1.3</text:p>
          </table:table-cell>
          <table:table-cell table:style-name="ce14" table:formula="of:=[.G19]-[.G43]" office:value-type="float" office:value="-1.33714285714286" calcext:value-type="float">
            <text:p>-1.3</text:p>
          </table:table-cell>
          <table:table-cell table:style-name="ce14" table:formula="of:=[.H19]-[.H43]" office:value-type="float" office:value="-1.23428571428571" calcext:value-type="float">
            <text:p>-1.2</text:p>
          </table:table-cell>
          <table:table-cell table:style-name="ce14" table:formula="of:=[.I19]-[.I43]" office:value-type="float" office:value="-0.234285714285714" calcext:value-type="float">
            <text:p>-0.2</text:p>
          </table:table-cell>
          <table:table-cell table:style-name="ce14" table:formula="of:=[.J19]-[.J43]" office:value-type="float" office:value="1.56" calcext:value-type="float">
            <text:p>1.6</text:p>
          </table:table-cell>
          <table:table-cell table:style-name="ce14" table:formula="of:=[.K19]-[.K43]" office:value-type="float" office:value="1.84" calcext:value-type="float">
            <text:p>1.8</text:p>
          </table:table-cell>
          <table:table-cell table:style-name="ce14" table:formula="of:=[.L19]-[.L43]" office:value-type="float" office:value="-0.308571428571429" calcext:value-type="float">
            <text:p>-0.3</text:p>
          </table:table-cell>
          <table:table-cell table:style-name="ce14" table:formula="of:=[.M19]-[.M43]" office:value-type="float" office:value="-1.29142857142857" calcext:value-type="float">
            <text:p>-1.3</text:p>
          </table:table-cell>
          <table:table-cell table:style-name="ce14" table:formula="of:=[.N19]-[.N43]" office:value-type="float" office:value="2.66285714285714" calcext:value-type="float">
            <text:p>2.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calcext:conditional-formats>
          <calcext:conditional-format calcext:target-range-address="'Table pivot avec graphiques'.B50:'Table pivot avec graphiques'.N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-pilot-tables>
        <table:data-pilot-table table:name="DataPilot4" table:application-data="" table:target-range-address="'Table pivot avec graphiques'.A1:'Table pivot avec graphiques'.O20" table:buttons="'Table pivot avec graphiques'.A2 'Table pivot avec graphiques'.B1" table:show-filter-button="false" table:drill-down-on-double-click="false">
          <table:source-cell-range table:cell-range-address="occupations_par_generation.D1:occupations_par_generation.F1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ccupation_class" table:orientation="column" table:used-hierarchy="0" table:function="auto">
            <table:data-pilot-level table:show-empty="false" calcext:repeat-item-labels="false">
              <table:data-pilot-members>
                <table:data-pilot-member table:name="Astrologie" table:display="true" table:show-details="true"/>
                <table:data-pilot-member table:name="Astronomie" table:display="true" table:show-details="true"/>
                <table:data-pilot-member table:name="Chimie et alchimie" table:display="true" table:show-details="true"/>
                <table:data-pilot-member table:name="Clergé et théologiens" table:display="true" table:show-details="true"/>
                <table:data-pilot-member table:name="Mathématiques" table:display="true" table:show-details="true"/>
                <table:data-pilot-member table:name="Médecine et sciences médicales" table:display="true" table:show-details="true"/>
                <table:data-pilot-member table:name="Philosophie" table:display="true" table:show-details="true"/>
                <table:data-pilot-member table:name="Politique et militaire" table:display="true" table:show-details="true"/>
                <table:data-pilot-member table:name="Sciences du vivant" table:display="true" table:show-details="true"/>
                <table:data-pilot-member table:name="Sciences humaines/historiques" table:display="true" table:show-details="true"/>
                <table:data-pilot-member table:name="Sciences occultes" table:display="true" table:show-details="true"/>
                <table:data-pilot-member table:name="Sciences physiques" table:display="true" table:show-details="true"/>
                <table:data-pilot-member table:name="Sciences productiv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eration" table:orientation="row" table:used-hierarchy="0" table:function="auto">
            <table:data-pilot-level table:show-empty="false" calcext:repeat-item-labels="false">
              <table:data-pilot-members>
                <table:data-pilot-member table:name="1441_1460" table:display="true" table:show-details="true"/>
                <table:data-pilot-member table:name="1461_1480" table:display="true" table:show-details="true"/>
                <table:data-pilot-member table:name="1481_1500" table:display="true" table:show-details="true"/>
                <table:data-pilot-member table:name="1501_1520" table:display="true" table:show-details="true"/>
                <table:data-pilot-member table:name="1521_1540" table:display="true" table:show-details="true"/>
                <table:data-pilot-member table:name="1541_1560" table:display="true" table:show-details="true"/>
                <table:data-pilot-member table:name="1561_1580" table:display="true" table:show-details="true"/>
                <table:data-pilot-member table:name="1581_1600" table:display="true" table:show-details="true"/>
                <table:data-pilot-member table:name="1601_1620" table:display="true" table:show-details="true"/>
                <table:data-pilot-member table:name="1621_1640" table:display="true" table:show-details="true"/>
                <table:data-pilot-member table:name="1641_1660" table:display="true" table:show-details="true"/>
                <table:data-pilot-member table:name="1661_1680" table:display="true" table:show-details="true"/>
                <table:data-pilot-member table:name="1681_1700" table:display="true" table:show-details="true"/>
                <table:data-pilot-member table:name="1701_1720" table:display="true" table:show-details="true"/>
                <table:data-pilot-member table:name="1721_1740" table:display="true" table:show-details="true"/>
                <table:data-pilot-member table:name="1741_1760" table:display="true" table:show-details="true"/>
                <table:data-pilot-member table:name="1761_17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ffectif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23:34:52.605049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8T12:30:47.421068533</dc:date>
    <meta:editing-duration>P1DT12H36M25S</meta:editing-duration>
    <meta:editing-cycles>17</meta:editing-cycles>
    <meta:generator>LibreOffice/6.4.7.2$Linux_X86_64 LibreOffice_project/40$Build-2</meta:generator>
    <meta:document-statistic meta:table-count="3" meta:cell-count="11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Effectifs des naissances par génération</text:p>
        </chart:title>
        <chart:legend chart:legend-position="end" svg:x="13.34cm" svg:y="4.201cm" style:legend-expansion="high" chart:style-name="ch3"/>
        <chart:plot-area chart:style-name="ch4" table:cell-range-address="naissances_par_generation.A2:naissances_par_generation.A18 naissances_par_generation.C1:naissances_par_generation.C18" chart:data-source-has-labels="both" svg:x="0.32cm" svg:y="1.275cm" svg:width="12.7cm" svg:height="7.545cm">
          <chartooo:coordinate-region svg:x="0.941cm" svg:y="1.275cm" svg:width="12.079cm" svg:height="6.291cm"/>
          <chart:axis chart:dimension="x" chart:name="primary-x" chart:style-name="ch5" chartooo:axis-type="auto">
            <chartooo:date-scale/>
            <chart:categories table:cell-range-address="naissances_par_generation.A2:naissances_par_generation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aissances_par_generation.C2:naissances_par_generation.C18" chart:label-cell-address="naissances_par_generation.C1:naissances_par_generation.C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_total</text:p>
                <draw:g>
                  <svg:desc>naissances_par_generation.C1:naissances_par_gener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441">
                <text:p>1441</text:p>
                <draw:g>
                  <svg:desc>naissances_par_generation.A2:naissances_par_generation.A18</svg:desc>
                </draw:g>
              </table:table-cell>
              <table:table-cell office:value-type="float" office:value="4">
                <text:p>4</text:p>
                <draw:g>
                  <svg:desc>naissances_par_generation.C2:naissances_par_generation.C18</svg:desc>
                </draw:g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736cm" svg:height="17.851cm" xlink:href=".." xlink:type="simple" loext:data-pilot-source="DataPilot4" chart:class="chart:bar" chart:style-name="ch1">
        <chart:title svg:x="10.983cm" svg:y="0.493cm" chart:style-name="ch2">
          <text:p>Effectifs par génération et classes d'occupations</text:p>
        </chart:title>
        <chart:legend chart:legend-position="end" svg:x="25.954cm" svg:y="4.738cm" style:legend-expansion="high" chart:style-name="ch3"/>
        <chart:plot-area chart:style-name="ch4" table:cell-range-address="PivotChart" chart:data-source-has-labels="column" svg:x="0.634cm" svg:y="1.629cm" svg:width="24.686cm" svg:height="14.965cm">
          <chartooo:coordinate-region svg:x="1.255cm" svg:y="1.629cm" svg:width="24.065cm" svg:height="13.056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7"/>
          </chart:series>
          <chart:series chart:style-name="ch9" chart:values-cell-range-address="PT@data 1" chart:label-cell-address="PT@label 1" chart:class="chart:bar">
            <chart:data-point chart:repeated="17"/>
          </chart:series>
          <chart:series chart:style-name="ch10" chart:values-cell-range-address="PT@data 2" chart:label-cell-address="PT@label 2" chart:class="chart:bar">
            <chart:data-point chart:repeated="17"/>
          </chart:series>
          <chart:series chart:style-name="ch11" chart:values-cell-range-address="PT@data 3" chart:label-cell-address="PT@label 3" chart:class="chart:bar">
            <chart:data-point chart:repeated="17"/>
          </chart:series>
          <chart:series chart:style-name="ch12" chart:values-cell-range-address="PT@data 4" chart:label-cell-address="PT@label 4" chart:class="chart:bar">
            <chart:data-point chart:repeated="17"/>
          </chart:series>
          <chart:series chart:style-name="ch13" chart:values-cell-range-address="PT@data 5" chart:label-cell-address="PT@label 5" chart:class="chart:bar">
            <chart:data-point chart:repeated="17"/>
          </chart:series>
          <chart:series chart:style-name="ch14" chart:values-cell-range-address="PT@data 6" chart:label-cell-address="PT@label 6" chart:class="chart:bar">
            <chart:data-point chart:repeated="17"/>
          </chart:series>
          <chart:series chart:style-name="ch15" chart:values-cell-range-address="PT@data 7" chart:label-cell-address="PT@label 7" chart:class="chart:bar">
            <chart:data-point chart:repeated="17"/>
          </chart:series>
          <chart:series chart:style-name="ch16" chart:values-cell-range-address="PT@data 8" chart:label-cell-address="PT@label 8" chart:class="chart:bar">
            <chart:data-point chart:repeated="17"/>
          </chart:series>
          <chart:series chart:style-name="ch17" chart:values-cell-range-address="PT@data 9" chart:label-cell-address="PT@label 9" chart:class="chart:bar">
            <chart:data-point chart:repeated="17"/>
          </chart:series>
          <chart:series chart:style-name="ch18" chart:values-cell-range-address="PT@data 10" chart:label-cell-address="PT@label 10" chart:class="chart:bar">
            <chart:data-point chart:repeated="17"/>
          </chart:series>
          <chart:series chart:style-name="ch19" chart:values-cell-range-address="PT@data 11" chart:label-cell-address="PT@label 11" chart:class="chart:bar">
            <chart:data-point chart:repeated="17"/>
          </chart:series>
          <chart:series chart:style-name="ch20" chart:values-cell-range-address="PT@data 12" chart:label-cell-address="PT@label 12" chart:class="chart:bar">
            <chart:data-point chart:repeated="1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rologie</text:p>
                <draw:g>
                  <svg:desc>PT@label 0</svg:desc>
                </draw:g>
              </table:table-cell>
              <table:table-cell office:value-type="string">
                <text:p>Astronomie</text:p>
                <draw:g>
                  <svg:desc>PT@label 1</svg:desc>
                </draw:g>
              </table:table-cell>
              <table:table-cell office:value-type="string">
                <text:p>Chimie et alchimie</text:p>
                <draw:g>
                  <svg:desc>PT@label 2</svg:desc>
                </draw:g>
              </table:table-cell>
              <table:table-cell office:value-type="string">
                <text:p>Clergé et théologiens</text:p>
                <draw:g>
                  <svg:desc>PT@label 3</svg:desc>
                </draw:g>
              </table:table-cell>
              <table:table-cell office:value-type="string">
                <text:p>Mathématiques</text:p>
                <draw:g>
                  <svg:desc>PT@label 4</svg:desc>
                </draw:g>
              </table:table-cell>
              <table:table-cell office:value-type="string">
                <text:p>Médecine et sciences médicales</text:p>
                <draw:g>
                  <svg:desc>PT@label 5</svg:desc>
                </draw:g>
              </table:table-cell>
              <table:table-cell office:value-type="string">
                <text:p>Philosophie</text:p>
                <draw:g>
                  <svg:desc>PT@label 6</svg:desc>
                </draw:g>
              </table:table-cell>
              <table:table-cell office:value-type="string">
                <text:p>Politique et militaire</text:p>
                <draw:g>
                  <svg:desc>PT@label 7</svg:desc>
                </draw:g>
              </table:table-cell>
              <table:table-cell office:value-type="string">
                <text:p>Sciences du vivant</text:p>
                <draw:g>
                  <svg:desc>PT@label 8</svg:desc>
                </draw:g>
              </table:table-cell>
              <table:table-cell office:value-type="string">
                <text:p>Sciences humaines/historiques</text:p>
                <draw:g>
                  <svg:desc>PT@label 9</svg:desc>
                </draw:g>
              </table:table-cell>
              <table:table-cell office:value-type="string">
                <text:p>Sciences occultes</text:p>
                <draw:g>
                  <svg:desc>PT@label 10</svg:desc>
                </draw:g>
              </table:table-cell>
              <table:table-cell office:value-type="string">
                <text:p>Sciences physiques</text:p>
                <draw:g>
                  <svg:desc>PT@label 11</svg:desc>
                </draw:g>
              </table:table-cell>
              <table:table-cell office:value-type="string">
                <text:p>Sciences productives</text:p>
                <draw:g>
                  <svg:desc>PT@label 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41_1460</text:p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2">
                <text:p>2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  <table:table-cell office:value-type="float" office:value="NaN">
                <text:p>NaN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  <table:table-cell office:value-type="float" office:value="NaN">
                <text:p>NaN</text:p>
                <draw:g>
                  <svg:desc>PT@data 5</svg:desc>
                </draw:g>
              </table:table-cell>
              <table:table-cell office:value-type="float" office:value="NaN">
                <text:p>NaN</text:p>
                <draw:g>
                  <svg:desc>PT@data 6</svg:desc>
                </draw:g>
              </table:table-cell>
              <table:table-cell office:value-type="float" office:value="NaN">
                <text:p>NaN</text:p>
                <draw:g>
                  <svg:desc>PT@data 7</svg:desc>
                </draw:g>
              </table:table-cell>
              <table:table-cell office:value-type="float" office:value="NaN">
                <text:p>NaN</text:p>
                <draw:g>
                  <svg:desc>PT@data 8</svg:desc>
                </draw:g>
              </table:table-cell>
              <table:table-cell office:value-type="float" office:value="NaN">
                <text:p>NaN</text:p>
                <draw:g>
                  <svg:desc>PT@data 9</svg:desc>
                </draw:g>
              </table:table-cell>
              <table:table-cell office:value-type="float" office:value="NaN">
                <text:p>NaN</text:p>
                <draw:g>
                  <svg:desc>PT@data 10</svg:desc>
                </draw:g>
              </table:table-cell>
              <table:table-cell office:value-type="float" office:value="NaN">
                <text:p>NaN</text:p>
                <draw:g>
                  <svg:desc>PT@data 11</svg:desc>
                </draw:g>
              </table:table-cell>
              <table:table-cell office:value-type="float" office:value="NaN">
                <text:p>NaN</text:p>
                <draw:g>
                  <svg:desc>PT@data 12</svg:desc>
                </draw:g>
              </table:table-cell>
            </table:table-row>
            <table:table-row>
              <table:table-cell office:value-type="string">
                <text:p>1461_148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_15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_15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_15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_156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_158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_160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_162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1_16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_166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_168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_170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_17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1_174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1_176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1_178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